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4.551cm"/>
        </style:tab-stops>
      </style:paragraph-properties>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master-page-name="MP0">
      <style:paragraph-properties style:page-number="auto" fo:break-before="pag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3">
      <style:paragraph-properties fo:text-align="justify" style:justify-single-word="false"/>
    </style:style>
    <style:style style:name="P11" style:family="paragraph" style:parent-style-name="Standard" style:list-style-name="L4">
      <style:paragraph-properties fo:text-align="justify" style:justify-single-word="false"/>
    </style:style>
    <style:style style:name="P12" style:family="paragraph" style:parent-style-name="Standard" style:list-style-name="L5">
      <style:paragraph-properties fo:text-align="justify" style:justify-single-word="false"/>
    </style:style>
    <style:style style:name="P13" style:family="paragraph" style:parent-style-name="Standard" style:list-style-name="L6">
      <style:paragraph-properties fo:text-align="justify" style:justify-single-word="false"/>
    </style:style>
    <style:style style:name="P14" style:family="paragraph" style:parent-style-name="Standard" style:list-style-name="L7">
      <style:paragraph-properties fo:text-align="justify" style:justify-single-word="false"/>
    </style:style>
    <style:style style:name="P15" style:family="paragraph" style:parent-style-name="Standard" style:list-style-name="L8">
      <style:paragraph-properties fo:text-align="justify" style:justify-single-word="false"/>
    </style:style>
    <style:style style:name="P16" style:family="paragraph" style:parent-style-name="Standard" style:list-style-name="L9">
      <style:paragraph-properties fo:text-align="justify" style:justify-single-word="false"/>
    </style:style>
    <style:style style:name="P17" style:family="paragraph" style:parent-style-name="Standard" style:list-style-name="L10">
      <style:paragraph-properties fo:text-align="justify" style:justify-single-word="false"/>
    </style:style>
    <style:style style:name="P18" style:family="paragraph" style:parent-style-name="Standard" style:list-style-name="L11">
      <style:paragraph-properties fo:text-align="justify"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position="super 67%"/>
    </style:style>
    <style:style style:name="T8" style:family="text">
      <style:text-properties style:text-position="sub 67%"/>
    </style:style>
    <style:style style:name="T9" style:family="text">
      <style:text-properties style:text-position="sub 67%" fo:font-weight="bold" style:font-weight-asian="bold" style:font-weight-complex="bold"/>
    </style:style>
    <style:style style:name="T10" style:family="text">
      <style:text-properties style:text-position="sub 67%" fo:font-style="italic" fo:font-weight="bold" style:font-style-asian="italic" style:font-weight-asian="bold" style:font-style-complex="italic" style:font-weight-complex="bold"/>
    </style:style>
    <style:style style:name="T11" style:family="text">
      <style:text-properties style:text-position="sub 67%" fo:font-style="italic" style:font-style-asian="italic" style:font-style-complex="italic"/>
    </style:style>
    <style:style style:name="T12" style:family="text">
      <style:text-properties officeooo:rsid="001cc5dc"/>
    </style:style>
    <style:style style:name="T13" style:family="text">
      <style:text-properties officeooo:rsid="001ded5a"/>
    </style:style>
    <style:style style:name="T14" style:family="text">
      <style:text-properties officeooo:rsid="001eb32d"/>
    </style:style>
    <style:style style:name="T15" style:family="text">
      <style:text-properties officeooo:rsid="00208a32"/>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text:soft-page-break/>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xt:soft-page-break/>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text:soft-page-break/>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text:soft-page-break/>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text:soft-page-break/>Alcuni circuiti lineari notevoli sono il Partitore Resistivo e il Circuito RC.</text:p>
      <text:p text:style-name="Standard"/>
      <text:p text:style-name="Standard"/>
      <text:p text:style-name="Standard">01/10/2021 – 2° lezione</text:p>
      <text:p text:style-name="Standard"/>
      <text:p text:style-name="P1">.../pss/PSS_Lez1.pdf per le slide</text:p>
      <text:p text:style-name="P1">Volendo, tra i materiali didattici della pagina del corso ci sono le videolezioni dell'anno scorso.</text:p>
      <text:p text:style-name="P1">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1">Diodo: passivi ma non lineari</text:p>
      <text:p text:style-name="P1">Doppi bipoli non lineari: tutti attivi</text:p>
      <text:p text:style-name="P1">Attivo: genera segnali energeticamente più grandi di quelli che gli servono per essere sollecitato.</text:p>
      <text:p text:style-name="P1"/>
      <text:p text:style-name="P1">Vedremo, dei Bipoli non lineari, i Diodi e i Led. Dei doppi bipoli non lineari, per ora vedremo solo gli amplificatori operazionali (Op-Amp). Sono più complessi dei transistor ma di fatto sono transistor ideali.</text:p>
      <text:p text:style-name="P1"/>
      <text:p text:style-name="P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Alcuni diodi, i LED, si accendono quando attraversati da corrente. I led hanno rivoluzionato il mondo dell'illuminazione (sono molto meglio dei neon e delle lampadine a incandescenza).</text:p>
      <text:p text:style-name="P1"/>
      <text:p text:style-name="P1">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text:soft-page-break/>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
      <text:p text:style-name="P1">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1"/>
      <text:p text:style-name="P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1">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1"/>
      <text:p text:style-name="P1">ESEMPIO: Amplificatore invertente. Inchiodiamo V+ a 0V. E poi usiamo due resistenze per V- in. Esempio visto a lezione...</text:p>
      <text:p text:style-name="P1"/>
      <text:p text:style-name="P1">Si dice, in un circuito come questo, che V- è una massa virtuale, ovvero è l'amplificatore operazionale che lavora costantemente per tenere V- a 0.</text:p>
      <text:p text:style-name="P1">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1">“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text:soft-page-break/>sorgente.</text:p>
      <text:p text:style-name="P1"/>
      <text:p text:style-name="P1">Amplificatore invertente -&gt; caratterizzato da un guadagno positivo. <text:s/>Il buffer disaccoppia il circuito che viene dopo dalla sorgente.</text:p>
      <text:p text:style-name="P1"/>
      <text:p text:style-name="P1"/>
      <text:p text:style-name="Standard">06/10/2021 – 3° Lezione</text:p>
      <text:p text:style-name="Standard"/>
      <text:p text:style-name="P1">(slide 32)</text:p>
      <text:p text:style-name="P1">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1"/>
      <text:p text:style-name="P1">(slide 33)</text:p>
      <text:p text:style-name="P1">Instrumentation amplifier (amplificatore per strumentazione). Componente che va sempre bene. Non carica la sorgente, serve a misurare tensioni, etc..</text:p>
      <text:p text:style-name="P1"/>
      <text:p text:style-name="P1">(slide 35)</text:p>
      <text:p text:style-name="P1">Integratore ideale, dove l'operazionale opera in termini differenziali.</text:p>
      <text:p text:style-name="P1"/>
      <text:p text:style-name="P1">(slide 36)</text:p>
      <text:p text:style-name="P1">Derivatore ideale</text:p>
      <text:p text:style-name="P1">(cerca falstad)</text:p>
      <text:p text:style-name="P1"/>
      <text:p text:style-name="P1">(slide 37)</text:p>
      <text:p text:style-name="P1">Amplificatore logaritmico. Ci serve quando vogliamo andare a misurare una grandezza che può variare anche di 5 ordini di grandezza (che sia tensione, corrente...). La grandezza può essere grande 1 o 1.000.000.</text:p>
      <text:p text:style-name="P1">Scorrere esempi sugli operazionali di farstad come esercizio. È interessante vedere tutto quello che si può fare con questi oggetti qui.</text:p>
      <text:p text:style-name="P1"/>
      <text:p text:style-name="P1">(slide 38)</text:p>
      <text:p text:style-name="P1">Raddrizzatore. Deve far passare solo la tensione positiva ma non quella negativa.</text:p>
      <text:p text:style-name="P1"/>
      <text:p text:style-name="P1">Il Professore ha in laboratorio delle piastre per fare didattica dell'elettronica analogica. In due o tre persone, in laboratorio, ci si può giocare.</text:p>
      <text:p text:style-name="P1">Bibbia dell'elettronica analogica: horoviz hill, the art of electronics.</text:p>
      <text:p text:style-name="P1"/>
      <text:p text:style-name="P1">Il prossimo argomento sarà l'elettronica digitale, perché serve ad interfacciare il software con i sensori (?). Torniamo praticamente ad AdE.</text:p>
      <text:p text:style-name="P1"/>
      <text:p text:style-name="P1"/>
      <text:p text:style-name="P1">08/10/2021 – 4° Lezione</text:p>
      <text:p text:style-name="P1"/>
      <text:p text:style-name="P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1">La storia dell'elettronica digitale moderna inizia con resistenze, transistor, diodi e transistor... per <text:soft-page-break/>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1">Si prende una lastra di silicio drogato (semiconduttore).</text:p>
      <text:p text:style-name="P1">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1">In elettronica i semiconduttori sono sempre drogati. Un diodo ad esempio è un pezzo di semiconduttore drogato P con uno drogato N.</text:p>
      <text:p text:style-name="P1">Ora possiamo capire come funziona il MOS.</text:p>
      <text:p text:style-name="P1">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1"/>
      <text:p text:style-name="P1">Ragioniamo sull'N-MOS. Quello sul P-MOS è uguale ma si cambia di segno le tensioni.</text:p>
      <text:p text:style-name="P1">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1">Sito del corso: …/PSS/CMOS.pdf</text:p>
      <text:p text:style-name="P1">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text:soft-page-break/>praticamente l'intensità di corrente è 0. Siamo nella zona di Interdizione, come se il MOS fosse tagliato. Poi c'è il caso della saturazione.</text:p>
      <text:p text:style-name="P1"/>
      <text:p text:style-name="P1">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1"/>
      <text:p text:style-name="P1">(Slide 44)</text:p>
      <text:p text:style-name="P1">allora, con oggetti come questo, posso costruire una porta NOT logica.</text:p>
      <text:p text:style-name="P1">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1"/>
      <text:p text:style-name="P1">(slide 45)</text:p>
      <text:p text:style-name="P1">Sotto tutti NMOS, sopra tutti PMOS.</text:p>
      <text:p text:style-name="P1"/>
      <text:p text:style-name="P1">(slide 46)</text:p>
      <text:p text:style-name="P1">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1"/>
      <text:p text:style-name="P1">(slide 47)</text:p>
      <text:p text:style-name="P1">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1"/>
      <text:p text:style-name="P1">(slide 48)</text:p>
      <text:p text:style-name="P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1">[Un'uscita è un impositore di potenziale. Lo step successivo è un'altra storia. Ogni CMOS al suo stadio].</text:p>
      <text:p text:style-name="P1"/>
      <text:p text:style-name="P1">(slide 49)</text:p>
      <text:p text:style-name="P1">Altro problema dell'elettronica digitale è che ci vuole un po' per passare da porta aperta a chiusa. Un <text:soft-page-break/>tempo ridicolo, ma non pari a 0. Questo porta a due problemi:</text:p>
      <text:list xml:id="list2235915818" text:style-name="L1">
        <text:list-item>
          <text:p text:style-name="P8">ritardo di porta</text:p>
        </text:list-item>
        <text:list-item>
          <text:p text:style-name="P8">tempo di salita e discesa.</text:p>
        </text:list-item>
      </text:list>
      <text:p text:style-name="P1"/>
      <text:p text:style-name="P1">(slide 50)</text:p>
      <text:p text:style-name="P1">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
      <text:p text:style-name="P1">(slide 51)</text:p>
      <text:p text:style-name="P1">Data races, o corse di segnale. Li abbiamo visto Alession dai. Immagina che ogni porta abbia il suo ritardo di porta. Ci potrebbero essere momenti in cui i dati di output sono inconsistenti.</text:p>
      <text:p text:style-name="P1"/>
      <text:p text:style-name="P1">(slide 53)</text:p>
      <text:p text:style-name="P1">Il cammino critico insomma decide la velocità dei nostri circuiti. A volte si cerca di ottimizzare circuiti proprio per ridurre il cammino critico (numero di porte da attraversare prima di arrivare a una situazione di stabilità).</text:p>
      <text:p text:style-name="P1"/>
      <text:p text:style-name="P1">(slide 56)</text:p>
      <text:p text:style-name="P1">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
      <text:p text:style-name="P1"/>
      <text:p text:style-name="P1">13/10/2021 – 5° Lezione</text:p>
      <text:p text:style-name="P1"/>
      <text:p text:style-name="P1">Algoritmo di Quine-McCluskey per funzioni non completamente specificate.</text:p>
      <text:p text:style-name="P1">Fine panoramica.</text:p>
      <text:p text:style-name="P1"/>
      <text:p text:style-name="P1">Oggi passiamo al PROSSIMO ARGOMENTO! Il prossimo metodo di Sintesi (digitale) RTL. Abbiamo appena finito di vedere la sintesi di tipo digitale canonica: cioè partivo da una tabella di verità... boh.</text:p>
      <text:p text:style-name="P1">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
      <text:p text:style-name="P1">(slide 2)</text:p>
      <text:p text:style-name="P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text:soft-page-break/>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
      <text:p text:style-name="P1">(Slide 3)</text:p>
      <text:p text:style-name="P1">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Partiamo dai circuiti combinatori (mux, demux, decoder, encoder, circuiti aritmetici: sommatori, moltiplicatori, ALU).</text:p>
      <text:p text:style-name="P1">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ALU: più circuiti aritmetici con operandi di d'ingresso e uscita.</text:p>
      <text:p text:style-name="P1">Circuito combinatorio sequenziale: possono memorizzare bit.</text:p>
      <text:p text:style-name="P1">Registri (standard):</text:p>
      <text:p text:style-name="P1"><text:tab/>-paralleli</text:p>
      <text:p text:style-name="P1"><text:tab/>-seriali, a scorrimento (shift registers)</text:p>
      <text:p text:style-name="P1">Contatori:</text:p>
      <text:p text:style-name="P1"><text:tab/>-binari, decimali</text:p>
      <text:p text:style-name="P1"><text:tab/>-incrementali, up/down</text:p>
      <text:p text:style-name="P1">Memorie:</text:p>
      <text:p text:style-name="P1"><text:tab/>-ROM, RAM statiche, RAM dinamiche, flash</text:p>
      <text:p text:style-name="P1"/>
      <text:p text:style-name="P1">(Slide 5)</text:p>
      <text:p text:style-name="P1">Registro: unità di memorizzazione di parole a N bit. Niente non riesco a stargli dietro, ascolto.</text:p>
      <text:p text:style-name="P1"/>
      <text:p text:style-name="P1">(Slide 16)</text:p>
      <text:p text:style-name="P1">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text:soft-page-break/>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Lo stato de sistema è di fatto definito da contenuto di tutti i registri del sistema.</text:p>
      <text:p text:style-name="P1">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Passi di sintesi:</text:p>
      <text:p text:style-name="P1">1) specifiche: identificazione unità funzionali, i moduli che mi serviranno.</text:p>
      <text:p text:style-name="P1">2) specifiche (duale di quello prima): identificare, dopo aver scelto i passi da fare, l'algoritmo, quindi le operazioni, dati, risultati intermedi... progetto dell'execution graph insomma. Quello che mi serve è anche l'ordine delle cose che mi servono insomma.</text:p>
      <text:p text:style-name="P1">3) Algoritmo + strutture dati: progetto del data-path.</text:p>
      <text:p text:style-name="P1">4) identificazione dei segnali di controllo: progetto del controllore.</text:p>
      <text:p text:style-name="P1"/>
      <text:p text:style-name="P1"/>
      <text:p text:style-name="P1">15/10/2021 - 6° Lezione</text:p>
      <text:p text:style-name="P1"/>
      <text:p text:style-name="P1">Quindi, approccio controllore e datapath. È un approccio abbastanza empirico, pertanto è difficile darne una definizione accurata ed esaustiva. L'unica cosa che possiamo fare è vedere degli esempli “semplici”, nel senso che sono didattici. Mi concentro.</text:p>
      <text:p text:style-name="P1">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Dobbiamo farci un'idea del datapath e dell'execution path.</text:p>
      <text:p text:style-name="P1">Prima domanda: come vogliamo farlo questo calcolo? La scrittura proposta dal professore suggerisce un ordine delle operazioni piuttosto elegante. L'approccio verso cui ci stiamo muovendo è squisitamente sequenziale.</text:p>
      <text:p text:style-name="P1">Ogni informazione è un registro (in questo caso le X e i P7,6,5...)</text:p>
      <text:p text:style-name="P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3">Operazioni in sequenza possono usare la stessa risorsa in momenti diversi.</text:p>
      <text:p text:style-name="P3">Operazioni concorrenti necessitano di risorse distinte.</text:p>
      <text:p text:style-name="P1">Execution graphs sequenziali minimizzano l'hardware necessario.</text:p>
      <text:p text:style-name="P1">Execution graphs concorrenti minimizzano il tempo di calcolo.</text:p>
      <text:p text:style-name="P1">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il sequenziale consuma meno potenza di picco ma per meno tempo.</text:p>
      <text:p text:style-name="P1"><text:soft-page-break/></text:p>
      <text:p text:style-name="P1">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Ogni circuito sequenziale può essere costruito come una Macchina a Stati Finiti”.</text:p>
      <text:p text:style-name="P1">STG = State Transition Graph.</text:p>
      <text:p text:style-name="P1">STT = State transition table. Nelle righe ci sono gli stati della slide prima, nelle colonne gli ingressi possibili. Nell'incrocio stato-ingresso metto lo stato futuro.</text:p>
      <text:p text:style-name="P1">X_1 * = valore prossimo del bit centrale.</text:p>
      <text:p text:style-name="P1">Logisim ci permette di farlo. CI permette di progettare circuiti.</text:p>
      <text:p text:style-name="P1">I tre bit di stato sono memorizzati in dei flip-flop, nella FSM.</text:p>
      <text:p text:style-name="P1"/>
      <text:p text:style-name="P1"/>
      <text:p text:style-name="P1">20/10/2021 – 7° Lezione</text:p>
      <text:p text:style-name="P1"/>
      <text:p text:style-name="P1">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Infine, decidiamo anche che ci sia nel sistema un generatore di clock. Costruiamo un orologio che avanza un minuto alla volta, pertanto il periodo di clock potrebbe essere di una volta al minuto.</text:p>
      <text:p text:style-name="P1"/>
      <text:p text:style-name="P1">Display 7 segmenti: dobbiamo controllare i diodi per controllare il display.</text:p>
      <text:p text:style-name="P1">I diodi si pilotano in corrente, non in tensione però. Quindi LED è resistenza insieme = il diodo si stabilizza in corrente da solo.</text:p>
      <text:p text:style-name="P1">Immaginiamo di progettare le uscite digitali per attivare un tubo nixie. Quindi, se voglio accendere il numero 5, l'uscita 5 deve andare a 1.</text:p>
      <text:p text:style-name="P1">Vogliamo fare in modo che, quando premiamo sul pulsante, si genera un 1, e quando rilasciamo, uno 0.</text:p>
      <text:p text:style-name="P1"/>
      <text:p text:style-name="P1">Cosa dobbiamo ricordare? Ora e ora dell'allarme.</text:p>
      <text:p text:style-name="P1">Che operazioni dobbiamo fare? Sommare ai valori correnti il valore 1 (per modificare l'ora e l'allarme). Inoltre abbiamo bisogno di comparare l'ora con l'allarme.</text:p>
      <text:p text:style-name="P1">Registro ora e basta: va incrementato di uno sempre, ma devo organizzarmi per fare anche un +60 se devo incrementare di un'ora.</text:p>
      <text:p text:style-name="P1">Un registro per le ore e uno per i minuti: ho bisogno solo dell'operazione +1. Inoltre è più facide da convertire nei “led” veri e propri.</text:p>
      <text:p text:style-name="P1">Un registro per ogni cifra: sì perché la traduzione è immediata. Se gestisco l'incremento delle quattro cifre posso collegare i registri agli output e ciao.</text:p>
      <text:p text:style-name="P1">Esistono già registri speciali che incrementano di uno a comando. Quindi “compriamo” dei counter anziché dei registri. Bene, non ho bisogno nemmeno dell'operatore +1. Ora abbiamo un <text:soft-page-break/>registro/contatore, anche se per ora non sappiamo come lo costruiremo. Poi ci serve un mux per scegliere se mandare in uscita l'ora o la sveglia.</text:p>
      <text:p text:style-name="P1">Potremmo ragionare, per i registri, in termini BCD (Binary Coded Decimal, cifra decimale codificata in base 2). Mi permette, questo modo, di non mettere traduttori nel mezzo.</text:p>
      <text:p text:style-name="P1">Il comparatore lo facciamo a 16 bit che fa uscire 1 oppure 0.</text:p>
      <text:p text:style-name="P1">E poi ho bisogno di alcuni comandi che mi permettano di incrementare i minuti e le ore della sveglia e dell'orario. Ma questi sono segnali di controllo che arrivano dal controllore.</text:p>
      <text:p text:style-name="P1"/>
      <text:p text:style-name="P1">La cosa importante da notare è che ogni elemento nel datapath ha almeno un ingresso controller e almeno un ingresso datapath. Ora comunque dobbiamo progettare l'unità di controllo.</text:p>
      <text:p text:style-name="P1">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1"/>
      <text:p text:style-name="P1">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1">Fetch: il sistema deve accedere a una memoria (dove risiede il programma), e in particolare deve sapere dove andare di preciso, e l'informazione prelevata va portata alla CPU.</text:p>
      <text:p text:style-name="P1">Decode: sulla base di quello che leggiamo dall'istruzione, dobbiamo attivare vari moduli funzionali a disposizione affinché l'esecuzione possa essere...</text:p>
      <text:p text:style-name="P1">Execute.</text:p>
      <text:p text:style-name="P1">Poi si riparte. Già da qui il modo di interpretare tale execution graph e farlo diventare una bozza di data path ci può portare a un diverso tipo di macchina (ALU? Bus? Bus doppio? CISC? RISC?). A livello di data path devo poi decidere i pezzi singoli.</text:p>
      <text:p text:style-name="P1">Normalmente èimportante sapere la dimensione delle parole di memoria perché poi ci costruisco il bus, che permette la comunicazione tra il program counter e praticamente tutto il resto. Insomma slide 51.</text:p>
      <text:p text:style-name="P1">L'instruciton Decoder and Control decide le istruzioni disponibili. Le vogliamo cambiare? Cambiamo questo elemento.</text:p>
      <text:p text:style-name="P1">Nel tempo, è nato un linguaggio per descrivere una procedura di progetto RTL: la RTN. Con tale notazione possiamo raccontare il progetto partendo solo dall'execution graph.</text:p>
      <text:p text:style-name="P1">MAR = Memory Address Register</text:p>
      <text:p text:style-name="P1">IR = Instruction Register</text:p>
      <text:p text:style-name="P1">etc..</text:p>
      <text:p text:style-name="P1"/>
      <text:p text:style-name="P1">Metodologia di progettazione logica (l'RTL).</text:p>
      <text:p text:style-name="P1"/>
      <text:p text:style-name="P1"/>
      <text:p text:style-name="P1">22/10/2021 – 8° Lezione</text:p>
      <text:p text:style-name="P1"/>
      <text:p text:style-name="P1">Progettazione digitale conVHDL (mid-boss del corso secondo me).</text:p>
      <text:p text:style-name="P1">Oggi cominciamo a vedere un nuovo tipo di progettazione (dopo quella canonica e quella empirica). Oggi vediamo come progettiamo i circuiti digitali oggigiorno.</text:p>
      <text:p text:style-name="P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text:soft-page-break/>funzionali standard. Questo approccio è intelligibile, ma non ottimale.</text:p>
      <text:p text:style-name="P1">Ora vogliamo gestire grandi complessità in maniera intelligibile ma cercando di tradurre il progetto in un circuito ottimo. Questa idea di progettazione va sotto al nome di VHDL. Riferimenti bibliografici nella slide 1 dell'argomento.</text:p>
      <text:p text:style-name="P1">Per imparare il VHDL c'è stato il <text:span text:style-name="Car._20_predefinito_20_paragrafo"><text:span text:style-name="T2">VHDL cookbook</text:span></text:span> che noi abbiamo gratuito! Yeah! C'è perfino uno standard IEEE (1076) per la <text:span text:style-name="Car._20_predefinito_20_paragrafo"><text:span text:style-name="T2">VHDL reference </text:span></text:span>(1993, 2008, 2019). Questa è la “bibbia” della progettazione VHDL.</text:p>
      <text:p text:style-name="P1"/>
      <text:p text:style-name="P1">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 <text:span text:style-name="Car._20_predefinito_20_paragrafo"><text:span text:style-name="T6">Non sto raccontando un algoritmo, <text:s/>una sequenza di operazioni, ma un circuito, una configurazione</text:span></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4">Sto raccontando un circuito, non un algoritmo</text:p>
      <text:p text:style-name="P1">Stiamo, però, sempre progettando, ricordiamolo. A volte useremo termini informatici (“sto compilando il codice”), ma è sempre tutto volto alla costruzione di un circuito. I più famosi linguaggi HDL sono:</text:p>
      <text:p text:style-name="P1">-Verilog (inizialmente proprietario della Mentor Graphics, oggi standard IEEE)</text:p>
      <text:p text:style-name="P1">-VHDL (standard IEEE)</text:p>
      <text:p text:style-name="P1">-SystemC (di nicchia, mai diventato standard per la progettazione)</text:p>
      <text:p text:style-name="P1"/>
      <text:p text:style-name="P1">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1">Abbiamo scelto il VHDL e non verilog sia perché è un linguaggio standard da semrpe e soprattutto perché, parlando di sistemi digitali, questo è quello più pensato per la progettazione di sistemi digitali.</text:p>
      <text:p text:style-name="P1"/>
      <text:p text:style-name="P1">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1"/>
      <text:p text:style-name="P1">Come si lavora con VHDL, con questi linguaggi?</text:p>
      <text:p text:style-name="P1"><text:soft-page-break/>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1">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1">-ASIC: Application-Specific IC. Se voglio fare concorrenza all'Intel, vado da una fonderia e mi faccio fare un chip da 1M di dollari. Vince inoltre a livello di prestazioni, di velocità. Posso avere ottimizzazioni di alto livello che non posso avere altrove.</text:p>
      <text:p text:style-name="P1">-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1">Torniamo al workflow, dove abbiamo il nostro processore funzionante. Diciamo di metterlo su un FPGA. Oppure, possiamo usare sistemi che prendono il progetto e lo mappano su un chip.</text:p>
      <text:p text:style-name="P1">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1"/>
      <text:p text:style-name="P1">8</text:p>
      <text:p text:style-name="P1">Se si lavora con un FPGA, ci sono ambienti di sviluppo professionali VHDL/FPGA:</text:p>
      <text:p text:style-name="P1">-Xilinx: ISE/Vivado (con Vivado ho tutto quello che mi serve per sviluppare su FPGA. È una roba ciclopica, ci sono voluti anni per sviluppare questi tool. Inizialmente le licenze per questi software costavano uno sbotto. Adesso invece meglio).</text:p>
      <text:p text:style-name="P1">-Altera/INTEL: Quartus Prime (fintanto che lavoriamo su FPGA piccole, la versione free va bene. Se vogliamo fare cose più complicate, dobbiamo spendere 20.000 dollari, yeah.)</text:p>
      <text:p text:style-name="P1">Ci sono poi anche dei simulatori VHDL open source, l'ultimo dei quali, tra quelli in slide, è quello più potente di tutti.</text:p>
      <text:p text:style-name="P1"/>
      <text:p text:style-name="P1">(Torniamo alla slide 4)</text:p>
      <text:p text:style-name="P1">L'ipotesi più adatta alla nostra è quella di sviluppare per FPGA.</text:p>
      <text:p text:style-name="P1"/>
      <text:p text:style-name="P1">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1">[Parentesi di elettronica analogica]</text:p>
      <text:p text:style-name="P1"><text:soft-page-break/>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1">[Fine parentesi]</text:p>
      <text:p text:style-name="P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1">Vediamo la struttura di un singolo CLB. È una quaterna di blocchi interfacciati con una Switch Matrix, che mi serve per interfacciarmi con questi blocchetti. Allo stesso tempo, questi blocchi sono interfacciati anche ai vicini di lato.</text:p>
      <text:p text:style-name="P1"/>
      <text:p text:style-name="P1">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1"/>
      <text:p text:style-name="P1">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1"/>
      <text:p text:style-name="P1">Fine introduzione. Cominciamo a capire come è fatto VHDL. Partiamo dalla struttura di base del codice VHDL. Le entità base di progettazione sono entità contenenti:</text:p>
      <text:p text:style-name="P1">-Dichiarazione di libreria (o invocazione di librerie come in un linguaggio che già conosciamo)</text:p>
      <text:p text:style-name="P1">-Dichiarazione di una o più entity</text:p>
      <text:p text:style-name="P1">-Dichiarazione di architecture</text:p>
      <text:p text:style-name="P1">Che cosa sono queste entità?</text:p>
      <text:p text:style-name="P1">Library: lista di librerie che useremo. Sono chiamate a funzioni ma anche pezzi di circuiti già costruiti.</text:p>
      <text:p text:style-name="P1">Entity: definisce l'interfaccia del dispositivo con l'esterno</text:p>
      <text:p text:style-name="P1">Architecture: come è fatto davvero questo componente.</text:p>
      <text:p text:style-name="P1"><text:soft-page-break/></text:p>
      <text:p text:style-name="P1">Slide 10 per un esempio. Prendiamo una libreria e ne prendiamo alcuni packages. Definiamo la entity per come deve essere vista dall'esterno e poi definiamo l'architecture OF myDevice (devo specificare di quale componente è l'architettura.</text:p>
      <text:p text:style-name="P1"/>
      <text:p text:style-name="P1">Abbiamo due approcci alla scrittura del codice: strutturale e comportamentale (non racconto come è fatto, ma come <text:span text:style-name="Car._20_predefinito_20_paragrafo"><text:span text:style-name="T2">voglio che funzioni</text:span></text:span>, in forma algoritmica).</text:p>
      <text:p text:style-name="P1"/>
      <text:p text:style-name="P1">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1">-Costanti: Easy.</text:p>
      <text:p text:style-name="P1">-Variabili: Easy.</text:p>
      <text:p text:style-name="P1">-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1">-File: in un circuito digitale non c'è un file, quindi non si usano per la sintesi, ma fanno comodo per fare il testing/simulazione.</text:p>
      <text:p text:style-name="P1"/>
      <text:p text:style-name="P1"/>
      <text:p text:style-name="P1">27/10/2021 – 9° Lezione</text:p>
      <text:p text:style-name="P1"/>
      <text:p text:style-name="P1">Cominciamo dai tipi di dato di VHDL. Questi vengono classificati in varie maniere:</text:p>
      <text:p text:style-name="P1">-scalari/compositi (aray, records)</text:p>
      <text:p text:style-name="P1">-Numerici (integer, …)/enumerati (bit, character...)</text:p>
      <text:p text:style-name="P1">-predefiniti (nelle library standard)/user-defined</text:p>
      <text:p text:style-name="P1">-Library d'origine: standard (std)/Standard_logic (std_logic_1164)/numeric(numeric_std)</text:p>
      <text:p text:style-name="P1">Gli oggetti vhdl invece sono strutture che identificano e contengono un valore, e sono:</text:p>
      <text:p text:style-name="P1">-costanti</text:p>
      <text:p text:style-name="P1">-variabili</text:p>
      <text:p text:style-name="P1">-segnali</text:p>
      <text:p text:style-name="P1">-files. Non si usano per la sintesi, ma sono fondamentali nella simulazione. Un file non dà origine alla circuiteria, ma serve per portare nel sistema dati per fare simulazione.</text:p>
      <text:p text:style-name="P1"/>
      <text:p text:style-name="P1">Parliamo dei tipi di dato disponibili in VHDL. Partiamo dai predefiniti nella libreria standar (LIBRARY std)</text:p>
      <text:p text:style-name="P1">per ogni scalare c'è un array del suo tipo.</text:p>
      <text:p text:style-name="P1">(Slide 15, prendo appunti nel senso stretto del termine)</text:p>
      <text:p text:style-name="P1">Natural e Positive possono essere sia scalari che array, e sono sottotipi per essere precisi.</text:p>
      <text:p text:style-name="P1">Nelle librerie che vanno caricate esplicitamente (LIBRARY ieee)</text:p>
      <text:p text:style-name="P1"/>
      <text:p text:style-name="P1">std_logic_1164 contiene tipi che modellizzano il segnale digitale (STD_LOGIC; STD_ULOGIC)</text:p>
      <text:p text:style-name="P1">std_numeric SIGNED; UNSIGNED</text:p>
      <text:p text:style-name="P1">fixed_pkg/float_pkg FIXED, FLOATING POINT</text:p>
      <text:p text:style-name="P1"/>
      <text:p text:style-name="P1">Cominciamo dai tipi scalari.</text:p>
      <text:p text:style-name="P1"/>
      <text:p text:style-name="P1">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1"><text:soft-page-break/>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1"/>
      <text:p text:style-name="P1">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1"/>
      <text:p text:style-name="P1">Tipi enumerati: un insieme ordinato di identifiers o caratteri. Enumerate insomma.</text:p>
      <text:p text:style-name="P1">Type mio_tipo is (valore1, valore2, valore3)</text:p>
      <text:p text:style-name="P1">Il valore di logic_level[0] è unknown, nell'esempio. Quindi i valori sono in qualche modo ordinati.</text:p>
      <text:p text:style-name="P1"/>
      <text:p text:style-name="P1">Tipi fisici: possiamo definirli. Si tratta di un tipo scalare (rappresenta una quantità) a cui associo un valore e una dimensione (una unità di misura del tipo fisico).</text:p>
      <text:p text:style-name="P1">L'unità di misura fondamentale di solito è la più piccola. Tutte le altre sono multipli interi di grandezze già definite.</text:p>
      <text:p text:style-name="P1">(manca il millisecondo che sono 1000 us).</text:p>
      <text:p text:style-name="P1">La cosa comoda dei tipi fisici è che quando faccio operazioni su di loro VHDL tiene conto dell'unità di misura.</text:p>
      <text:p text:style-name="P1">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1"/>
      <text:p text:style-name="P1">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1">Poi ci sono una serie di situazioni elettriche da definire. Le abbiamo già incontrate tutte:</text:p>
      <text:p text:style-name="P1">-Alta impedenza. Il filo ha un valore che non è né 0 né 1. Abbiamo un filo che non è collegato a niente, ma quando gli attacchiamo un filo che vale 1, anche quest'altro filo varrà 1, per esempio.</text:p>
      <text:p text:style-name="P1">-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1">-Voglio gestire i conflitti dovuti al collegamento elettrico fra più segnali di tipo std_ulogic.</text:p>
      <text:p text:style-name="P1"/>
      <text:p text:style-name="P1"><text:soft-page-break/>QUINDI:</text:p>
      <text:p text:style-name="P1"/>
      <text:p text:style-name="P1">U = non inizializzato, non si sa neinte del filo.</text:p>
      <text:p text:style-name="P1">0 = 0</text:p>
      <text:p text:style-name="P1">1 = 1</text:p>
      <text:p text:style-name="P1">X = situazione di: so che il filo è legato in modo forte a un potenziale (polo positivo o massa) ma non so a chi. So che è forzato, ma non so che valore abbia.</text:p>
      <text:p text:style-name="P1">Z = alta impedenza. (non decide, prende il potenziale che decidono gli altri)</text:p>
      <text:p text:style-name="P1">W = valore debole, ma non so verso dove è tirato debolmente.</text:p>
      <text:p text:style-name="P1">L = 0 debole (Low)</text:p>
      <text:p text:style-name="P1">H = 1 debole (High)</text:p>
      <text:p text:style-name="P1">- = non mi importa il valore (don't care).</text:p>
      <text:p text:style-name="P1">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1"/>
      <text:p text:style-name="P1">Tipo std_logic: (resolved) std_ulogic</text:p>
      <text:p text:style-name="P1">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1"/>
      <text:p text:style-name="P1">Tipo array: collezione indicizzata di elementi tutti dello stesso tipo.</text:p>
      <text:p text:style-name="P1">Se voglio definire un nuovo tipo faccio:</text:p>
      <text:p text:style-name="P1">type name is array (range) of type;</text:p>
      <text:p text:style-name="P1">Qui però non andiamo a dire quanti elementi ci servono. Non dobbiamo inizializzare la dimensione degli array. Il numero degli elementi viene definito dal range, con cui vado a dire anche come sono numerato (range 12-20, parto da 12 e arrivo a 20).</text:p>
      <text:p text:style-name="P1">Se al posto di type meto &lt;object&gt; gli do un nome (credo).</text:p>
      <text:p text:style-name="P1">La dichiarazione del range può essere:</text:p>
      <text:p text:style-name="P1">-constrained (vincolata): ho dei limiti definiti nella dichiarazione.</text:p>
      <text:p text:style-name="P1">Address che cos'è? Una definizione di register. Il range a sua volta può essere un tipo.</text:p>
      <text:p text:style-name="P1">-Unconstrained. (natural range&lt;&gt;) of real. Tutte le volte che vogliamo creare una variabile di tipo vector, devo anche dire qual è il suo range, che è di naturali.</text:p>
      <text:p text:style-name="P1">Potrei avere un range sia per il numero degli elementi sia per i valori che vado a mettere in ogni cella (ultimo esempio slide 22).</text:p>
      <text:p text:style-name="P1">Possiamo poi accedere ai singoli elementi dell'array, ovviamente. Possiamo però anche assegnare, in una botta sola, un valore a più celle dell'array.</text:p>
      <text:p text:style-name="P1"/>
      <text:p text:style-name="P1">Subtype: definisco un tipo che eredita tutte le proprietà del tipo di origine (operatori, attributi...) ma pone ulteriori restrizioni rispetto al type cui si riferisce.</text:p>
      <text:p text:style-name="P1"/>
      <text:p text:style-name="P1">Abbiamo visto tutti i tipi che fanno parte della prima versione del VHDL, cioè dello standard originario. C'era però un problema tutte le volte che avevo bisogno di circuiti digitali che facevano operazioni aritmetiche.</text:p>
      <text:p text:style-name="P1">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text:soft-page-break/>conversione del genere. A un certo punto hanno vinto quelli che dicevano “che palle” e sono arrivate le librerie ieee.std_numeric che hanno introdotto i numeri interi con e senza segno.</text:p>
      <text:p text:style-name="P1">Per i numeri interi sono stati introdotti signed e unsigned.</text:p>
      <text:p text:style-name="P1">L'underscore alla fine della slide 26 dimostra l'attenzione per l'intelleggibilità del codice.</text:p>
      <text:p text:style-name="P1"/>
      <text:p text:style-name="P1">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1"/>
      <text:p text:style-name="P1">Con lo stesso gioco si definisce la virgola mobile.</text:p>
      <text:p text:style-name="P1">Aitripolisettecinquequattro</text:p>
      <text:p text:style-name="P1">c'è da ripassare i numeri in virgola mobile via.</text:p>
      <text:p text:style-name="P1"/>
      <text:p text:style-name="P1">Ci sono poi i record, che sono aggregazioni di dati di tipo diverso (le struct del C).</text:p>
      <text:p text:style-name="P1"/>
      <text:p text:style-name="P1"/>
      <text:p text:style-name="P1">29/10/2021 – 10° Lezione</text:p>
      <text:p text:style-name="P1"/>
      <text:p text:style-name="P1">Eravamo arrivati a vedere le conversioni dei tipi di dato in VHDL. Proseguiamo la nostra analisi e andiamo a definire gli oggetti di VHDL. Ce ne sono di quattro tipi.</text:p>
      <text:p text:style-name="P1">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1">La cosa nuova sono i segnali. Sono appunto il modo con cui andiamo ad indicare segnali elettrici. Sono necessari per modellare un segnale, che per noi è una funzione aritmetica del tempo.</text:p>
      <text:p text:style-name="P1"/>
      <text:p text:style-name="P1">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1">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1"/>
      <text:p text:style-name="P1">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1">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1"/>
      <text:p text:style-name="P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text:soft-page-break/>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1">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1">Pertanto in VHDL possiamo anche dire in un assegnamento i valori che un segnale deve assumere nel tempo (slide 36). Quando c'è un assegnamento di segnale, c'è sempre una definizione implicita o esplicita di quando succede qualcosa.</text:p>
      <text:p text:style-name="P1"/>
      <text:p text:style-name="P1">Possiamo andare a dare un valore ai segnali nel presente o nel futuro. Quello nel futuro è chiamato assegnamento differito di segnali. Questo ci serve per gestire i ritardi.</text:p>
      <text:p text:style-name="P1">Y &lt;= A or B after 10 ns; cioè, calcola adesso A or B ma assegnalo a Y dopo 10 ns.</text:p>
      <text:p text:style-name="P1">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1">Esempio: Y &lt;= transport (A or B) after 10 ns</text:p>
      <text:p text:style-name="P1">Praticamente ricopia il segnale di A or B ma con un ritardo di 10 ns.</text:p>
      <text:p text:style-name="P1"/>
      <text:p text:style-name="P1">FILES:</text:p>
      <text:p text:style-name="P1">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1"/>
      <text:p text:style-name="P1">Abbiamo visto gli oggetti. Andiamo a definire gli operatori in VHDL. Abbiamo operatori logici, aritmetici, di confronto, di shift (scorrimento logico/aritmetico/ciclico...), di concatenazione e da VHDL 2008 di matching.</text:p>
      <text:p text:style-name="P1">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1">Il diviso è /= (?).</text:p>
      <text:p text:style-name="P1">sll = shift left logic (dove esce lascia semrpe uno 0)</text:p>
      <text:p text:style-name="P1">sla = shift left aritmetic (lascia quello che serve per fare una divisione o moltiplicazione per 2).</text:p>
      <text:p text:style-name="P1">ror = rotate o right</text:p>
      <text:p text:style-name="P1"/>
      <text:p text:style-name="P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1"><text:soft-page-break/>Dichiarazione:</text:p>
      <text:p text:style-name="P1">ATTRIBUTE &lt;nome&gt;: &lt;tipo&gt;;</text:p>
      <text:p text:style-name="P1">Specificazione:</text:p>
      <text:p text:style-name="P1">ATTRIBUTE &lt;nome&gt; OF &lt;target&gt;: &lt;class&gt; IS &lt;value&gt;.</text:p>
      <text:p text:style-name="P1">Ce ne sono molti predefiniti (slide 42). Gli attributi di tipo, array e segnale sono quelli principali.</text:p>
      <text:p text:style-name="P1">Gli attributi di segnale si usano di più e ci dicono cose sulla forma d'onda che stiamo considerando.</text:p>
      <text:p text:style-name="P1">SIG è un segnale che abbiamo definito noi.</text:p>
      <text:p text:style-name="P1">(SIG'last_active: tempo da ultimo evento)</text:p>
      <text:p text:style-name="P1">(SIG'event: considero cambiamenti)</text:p>
      <text:p text:style-name="P1">(SIG'quiet[t]: voglio sapere se negli ultimi t non ci sono stati assegnamenti, che avessero cambiato o meno il valore).</text:p>
      <text:p text:style-name="P1">In questo caso, gli attributi mi sono MOLTO utili per sapere la storia di un segnale.</text:p>
      <text:p text:style-name="P1"/>
      <text:p text:style-name="P1"/>
      <text:p text:style-name="P1">03/11/2021 – 11° Lezione</text:p>
      <text:p text:style-name="P1"/>
      <text:p text:style-name="P1"/>
      <text:p text:style-name="P1">Abbiamo definito le Entity, cerchiamo ora di progettare un'entità per intero in VHDL.</text:p>
      <text:p text:style-name="P1">Generic → per definire i parametri di progetto.</text:p>
      <text:p text:style-name="P1">Port → per definire cosa entra e cosa esce.</text:p>
      <text:p text:style-name="P1"/>
      <text:p text:style-name="P1">L'architettura invece ci descrive come è fatta la entity all'interno. L'interfaccia dell'entity viene ereditata dall'architettura.</text:p>
      <text:p text:style-name="P1">Parte dichiarativa e parte esecutiva. La prima contiene tante cose, come funzioni, dichiarazioni di segnali (diversi da quelli definiti nell'interfaccia della entity), la seconda contiene quello che davvero fa l'oggetto. Contiene anche una lista di cosiddetti “statement concorrenti”, <text:span text:style-name="Car._20_predefinito_20_paragrafo"><text:span text:style-name="T4">Concorrenti!!!</text:span></text:span> non c'è un prima, non c'è un dopo. Qui ci vanno tipicamente assegnamenti di segnali, blocchi, component (li vedremo), e processi. <text:span text:style-name="Car._20_predefinito_20_paragrafo"><text:span text:style-name="T6">Ogni costrutto in questo pezzo è concorrente agli altri.</text:span></text:span></text:p>
      <text:p text:style-name="P1">VHDL è intrinsecamente concorrente. Tutti i costrutti sono eseguiti in parallelo, parlare di “tempo di esecuzione” non ha senso, dato che sono dichiarazioni di circuito. Ma all'interno dei <text:span text:style-name="Car._20_predefinito_20_paragrafo"><text:span text:style-name="T2">processi </text:span></text:span><text:s/>e sottoprogrammi, come <text:span text:style-name="Car._20_predefinito_20_paragrafo"><text:span text:style-name="T2">procedure e funzioni</text:span></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1">WHEN (WHEN/ELSE, WITH/SELECT/WHEN)</text:p>
      <text:p text:style-name="P1">GENERATE (FOR/IF)</text:p>
      <text:p text:style-name="P1">BLOCK.</text:p>
      <text:p text:style-name="P1">Qui le variabili non esistono, occhio. Siamo a un livello strutturale. Le variabili non sono ammesse, solo assegnamenti di segnali. Gli assegnamenti possono essere semplici, condizionati (WHEN/ELSE) o selettivi (WITH/SELECT/WHEN).</text:p>
      <text:p text:style-name="P1"/>
      <text:p text:style-name="P1">Approccio DATAFLOW: racconto le uscite in funzione degli ingressi. As easy as that.</text:p>
      <text:p text:style-name="P1"/>
      <text:p text:style-name="P1">L'assegnamento selettivo è utile quando ci sono tante casistiche.</text:p>
      <text:p text:style-name="P1">Generate ricorda, ma NON è, un ciclo for. Serve solo a parallelizzare gli assegnamenti. La differenza è che, rispetto a un for, qui non c'è prima e non c'è dopo.</text:p>
      <text:p text:style-name="P1">Il mio range, nel costrutto generate, deve essere definito staticamente. Deve essere quindi sintetizzabile. E le “iterazioni” non avvengono in modo sequenziale, ma concorrente.</text:p>
      <text:p text:style-name="P1">(G1, NotOK:, sono label).</text:p>
      <text:p text:style-name="P1">I Block possono essere considerati come microdispositivi locali.</text:p>
      <text:p text:style-name="P1"><text:soft-page-break/></text:p>
      <text:p text:style-name="P1">In un'architettura, è nel process che avvengono le parti squisitamente sequenziali. Da fuori, assegnamenti di segnali. All'interno, vere e proprie routine.</text:p>
      <text:p text:style-name="P1"/>
      <text:p text:style-name="P1">“CHE COSA DEVE SUCCEDERE A FRONTE DI CHE COSA? Quali sono gli eventi che scatenano un'evoluzione?” Se li identifico tutti, ho il mio circuito. Per ogni evento che scatena qualcosa, ho un processo. Cosa deve succedere, invece, sarà l'interno del processo.</text:p>
      <text:p text:style-name="P1"/>
      <text:p text:style-name="P1">05/11/2021 – 12° Lezione</text:p>
      <text:p text:style-name="P1"/>
      <text:p text:style-name="P1"/>
      <text:p text:style-name="P1">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1">Sincronizzazione: uno sveglia l'altro. Comunicazione: un segnale cambiato comunica con un altro.</text:p>
      <text:p text:style-name="P1">I processi, a detta sua, vengono <text:span text:style-name="Car._20_predefinito_20_paragrafo"><text:span text:style-name="T2">valutati</text:span></text:span>, non <text:span text:style-name="Car._20_predefinito_20_paragrafo"><text:span text:style-name="T2">eseguiti</text:span></text:span>. Diventa ora più chiara la filosofia di VHDL. Da fuori, questi processi sono assegnamenti a segnali. Sono solo relazioni, magari complesse, tra segnali (potrei avere perfino un segnale che rappresenta un segnale in virgola mobile).</text:p>
      <text:p text:style-name="P1">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 <text:span text:style-name="Car._20_predefinito_20_paragrafo"><text:span text:style-name="T6">non possiamo inizializzarli</text:span></text:span><text:span text:style-name="Car._20_predefinito_20_paragrafo"><text:span text:style-name="T4">, </text:span></text:span>perché arrivano dall'esterno. È qualcun altro a decidere il loro valore.</text:p>
      <text:p text:style-name="P1">Sappiamo che segnali e variabili sono due cose diverse. Ma nel codice si assomigliano, no? Si potrebbero confondere se non facciamo attenzione. Cerchiamo di capire le differenze.</text:p>
      <text:list xml:id="list1120679372" text:style-name="L2">
        <text:list-item>
          <text:p text:style-name="P9">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9">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1">Slide 72: nella seconda riga, A vale ancora 1, perché gli assegnamenti vengono fatti a processo sospeso. La terza riga, invece, annulla gli effetti della prima.</text:p>
      <text:p text:style-name="P1">Assegnamenti alla stessa variabile sono in conflitto, a meno che uno di questi non sia differito (after x ns). Per A, potevo usare un assegnamento composto:</text:p>
      <text:p text:style-name="P1">A &lt;=2, D + 1 after 1 ns.</text:p>
      <text:p text:style-name="P1">Siccome il tempo è fermo, non c'è consequenzialità per gli assegnamenti <text:span text:style-name="Car._20_predefinito_20_paragrafo"><text:span text:style-name="T2">a segnali</text:span></text:span>.</text:p>
      <text:p text:style-name="P3">Se sono dello stesso tipo, posso fare operazioni tra variabili e segnali.</text:p>
      <text:p text:style-name="P1">Struttura recommended: vediamo il processo diviso in due parti.</text:p>
      <text:p text:style-name="P1">La prima, è dove si fanno i conti con le variabili, anche in funzione dei segnali d'ingresso.</text:p>
      <text:p text:style-name="P1">La seconda, è l'assegnamento dei risultati ai segnali.</text:p>
      <text:p text:style-name="P1"/>
      <text:p text:style-name="P1">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1"/>
      <text:p text:style-name="P1">Controllo di flusso negli ambienti sequenziali.</text:p>
      <text:p text:style-name="P1"><text:soft-page-break/>Abbiamo, in questi ambienti, tutta una serie di costrutti per il controllo di flusso.</text:p>
      <text:p text:style-name="P1">LOOP si può usare da solo, in combinazione col WHILE o in combinazione col FOR.</text:p>
      <text:p text:style-name="P1">Con un loop possiamo costruire un ciclo infinito volendo.</text:p>
      <text:p text:style-name="P1">Loop</text:p>
      <text:p text:style-name="P1"><text:tab/>&lt;statements&gt;;</text:p>
      <text:p text:style-name="P1">end loop;</text:p>
      <text:p text:style-name="P1"/>
      <text:p text:style-name="P1">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1">Che differenza c'è tra funzioni e procedure?</text:p>
      <text:p text:style-name="P1">x”0000_FFFF”: la x sta a dire “leggilo in esadecimale”. Sono 32 bit.</text:p>
      <text:p text:style-name="P1"/>
      <text:p text:style-name="P1"/>
      <text:p text:style-name="P1">10/11/2021 – 13 ° Lezione</text:p>
      <text:p text:style-name="P1"/>
      <text:p text:style-name="P1">Procedure e Functions solo le altre isole di codice sequenziale in VHDL e fanno comodo per fare riuso di codice.</text:p>
      <text:p text:style-name="P1">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1">Vediamo ora le chiamate a librerie. Come si invocano? Come si costruiscono?</text:p>
      <text:p text:style-name="P1">[[A livello fisico ci si aprono possibilità che a livello logico ci sono precluse]].</text:p>
      <text:p text:style-name="P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1">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1">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1">Dopo la keyword USE possiamo usare la parola all per indicare di usare tutto il contenuto della libreria.</text:p>
      <text:p text:style-name="P1">Nel definire un package, possiamo usare o solo la parte dichiarativa, fintanto che abbiamo solo bisogno di definire tipi, costanti, component (entity, non architecture), header per le function o <text:soft-page-break/>precedure, o anche il package body, che può contenere le definizioni delle function, procedure o costanti differite.</text:p>
      <text:p text:style-name="P1"/>
      <text:p text:style-name="P1">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1">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1">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1">Quindi, abbiamo un livello strutturale, quello basso delle entità interne. Poi, l'interno di queste entità, fa parte di un livello ancora più basso, quello funzionale (slide 93). Quindi, alto livello strutturale, basso livello funzionale.</text:p>
      <text:p text:style-name="P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1">Una funzione potrebbe diventare un processo, etc..</text:p>
      <text:p text:style-name="P1">Per fare tutto questo, VHDL ci propone dei costrutti che ci permettano di fare questa cosa in modo semplice o intelleggibile. Un esempio è quello dell'instanziazione diretta.</text:p>
      <text:p text:style-name="P1">(Slide 94) simuliamo quello che fa un progettista, che ha tanti componenti elettronici nel cassetto e vuole infilare nello zoccoletto del suo circuito quello che gli pare.</text:p>
      <text:p text:style-name="P1">L'istanziazione diretta è la modalità più semplice di fare sintesi con approccio strutturale. La entity che vogliamo usare deve essere già definita, e quando la usiamo, si dice che questa viene istanziata nel progetto e collegata al resto.</text:p>
      <text:p text:style-name="P1">La label è obbligatoria, in questo caso. Perché, così facendo, dico che quell'oggetto diventa parte del mio progetto. No no, volevo dire, potrei usare più istanze dello stesso oggetto, ma queste devono essere distinte tra loro.</text:p>
      <text:p text:style-name="P1"/>
      <text:p text:style-name="P1">[[Slide 98: Accumulator'reverserange per un associazione incrociata]]</text:p>
      <text:p text:style-name="P1"/>
      <text:p text:style-name="P1">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1"/>
      <text:p text:style-name="P1"/>
      <text:p text:style-name="P1">12/11/2021 – 14° Lezione</text:p>
      <text:p text:style-name="P1"/>
      <text:p text:style-name="P1"><text:soft-page-break/>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1">Solitamente abbiamo 3 livelli di simulazione:</text:p>
      <text:list xml:id="list1186440547" text:style-name="L3">
        <text:list-item>
          <text:p text:style-name="P10">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10">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 <text:span text:style-name="Car._20_predefinito_20_paragrafo"><text:span text:style-name="T2">Place and Route (Fitter)</text:span></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10">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1"/>
      <text:p text:style-name="P1">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1">Come si progettano i testbench in VHDL?</text:p>
      <text:p text:style-name="P1">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1">Se pensiamo il testbench come entity e architecture abbiamo vita facile. Nella entity non abbiamo <text:soft-page-break/>dichiarazione di entrate o uscite:</text:p>
      <text:p text:style-name="P1">entity TB is</text:p>
      <text:p text:style-name="P1">end entity TB;</text:p>
      <text:p text:style-name="P1">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 <text:span text:style-name="Car._20_predefinito_20_paragrafo"><text:span text:style-name="T6">stimuli</text:span></text:span>. Sono i segnali che voglio imettere nel circuito insomma.</text:p>
      <text:p text:style-name="P1">Quindi, nella parte dichiarativa dell'architettura mi preparo i segnali, e nella parte operativa specifico il mio componente (UUT: entity work.MyProcessor(Beh) port map (…)), e poi si assegnao i valori.</text:p>
      <text:p text:style-name="P1">Slide 110: esempio di Multiplexer.</text:p>
      <text:p text:style-name="P1"/>
      <text:p text:style-name="P1">Come dichiariamo gli stimuli? Slide 111. Molto meglio l'approccio sequenziale di quello concorrente imho.</text:p>
      <text:p text:style-name="P1"/>
      <text:p text:style-name="P1">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1"/>
      <text:p text:style-name="P1">TIME'IMAGE(NOW): stringa del tempo attuale.</text:p>
      <text:p text:style-name="P1">Vediamo degli esempi! Slide 116.</text:p>
      <text:p text:style-name="P1"/>
      <text:p text:style-name="P1">Domanda chiave, sempre e comunque: al fronte di quali eventi devo fare qualcosa?</text:p>
      <text:p text:style-name="P1"/>
      <text:p text:style-name="P1"/>
      <text:p text:style-name="P1">17/11/2021 – 15° Lezione</text:p>
      <text:p text:style-name="P1"/>
      <text:p text:style-name="P1">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1">Non si possono fare troppi voli pindarici con VHDL, alcune operazioni sono consentite a tempo di scrittura del codice e di simulazione ma non al momento della sintetizzazione.</text:p>
      <text:p text:style-name="P1">Disaccoppiare il meglio possibile parti funzionalmente diverse è l'ingrediente segreto per un buon progetto.</text:p>
      <text:p text:style-name="P1">Le righe vanno pilotate, le colonne vanno lette, nel progetto della calcolatrice.</text:p>
      <text:p text:style-name="P1"/>
      <text:p text:style-name="P1"/>
      <text:p text:style-name="P1">19/11/2021 – 16° Lezione</text:p>
      <text:p text:style-name="P1"/>
      <text:p text:style-name="P1">Torniamo all'esempio VHDL dell'altra volta della calcolatrice.</text:p>
      <text:p text:style-name="P1">Assegnamento multiplo su un array raccontato in una sola riga (slide 134).</text:p>
      <text:p text:style-name="P1">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1"><text:soft-page-break/>L'onda quadra sarà alta per un tot e per il resto del tempo sarà a 0. Se poi il reset va a 1, il ciclo PWM riparte. Se reset va a 1, fermiamo l'onda che stavamo generando e creiamo un nuovo ciclo.</text:p>
      <text:p text:style-name="P1">Che ambiguità ci possono essere? Per esempio chiedere come funziona il reset: asincrono o sincrono?</text:p>
      <text:p text:style-name="P1">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1">Quindi, arriva il clock. Se reset=1, vado in uno stato dove il generatore si blocca, e fintanto che reset=1, rimango bloccato. Quando non è più a 1, si può continuare. Eh... non proprio, l'ho capito ma non è proprio così, ma non riesco a scrivere AAAAAA</text:p>
      <text:p text:style-name="P1"/>
      <text:p text:style-name="P1">1 microsecondo è il periodo di clock del nostro circuito di testbench.</text:p>
      <text:p text:style-name="P1"/>
      <text:p text:style-name="P1"/>
      <text:p text:style-name="P1">NUOVO ARGOMENTO: Sistemi Embedded.</text:p>
      <text:p text:style-name="P1">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1">Le soluzioni viste finora nel corso servono a costruire hardware quando:</text:p>
      <text:list xml:id="list1484600846" text:style-name="L4">
        <text:list-item>
          <text:p text:style-name="P11">voglio andare più veloce del normale. Ovvero, so cosa voglio, posso fare un circuito che fa esattamente quello, non un calcolatore che lo simula, che ci mette di più a causa del fetch-decode-execute.</text:p>
        </text:list-item>
        <text:list-item>
          <text:p text:style-name="P11">Quando voglio consumare meno energia. Fare una certa operazione in un colpo di clock o con 40 fa differenza. Eccome se la fa! Le soluzioni hardware, quindi, si usano tipicamente quando ricerchiamo queste prestazioni estreme.</text:p>
        </text:list-item>
      </text:list>
      <text:p text:style-name="P1">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1">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text:soft-page-break/>comuni. Ne esistono tre grosse categorie:</text:p>
      <text:list xml:id="list3049821805" text:style-name="L5">
        <text:list-item>
          <text:p text:style-name="P12">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12">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12">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1"/>
      <text:p text:style-name="P1">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1">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1">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1"/>
      <text:p text:style-name="P1">26/11/2021 – 18° lezione</text:p>
      <text:p text:style-name="P1"/>
      <text:p text:style-name="P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1"><text:soft-page-break/>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1">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1">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 a virgola fissa e mobile, che combinano ALU e FPU. Vediamo un paio di strutture/architetture di DSP leggendari, giusto per gradire.</text:p>
      <text:p text:style-name="P1">Se si parla di DSP, non si può che partire dalla famiglia DSP TMS320 (Texas Instruments), che sono stati <text:span text:style-name="Car._20_predefinito_20_paragrafo"><text:span text:style-name="T5">i primi a pensare di creare processori specializzati per l'elaborazione di segnali</text:span></text:span>. Nell'82 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text:soft-page-break/>GHz. Sembra poco questa frequenza di clock, ma viene compensata dal fatto che non ci sono latenze. DI fatto arrivavano a 320 GMAC al secondo e 160 GFLOPS (GigaFlops).</text:p>
      <text:p text:style-name="P1">Vediamo la struttura della CPU, per capire dove è diversa da una CPU standard.</text:p>
      <text:p text:style-name="P1">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1">L’idea dell'architettura VLIW è che ho 256 bit di istruzioni. Le istruzioni base sono su 32 bit (31 really), ma io ne prendo 8 alla volta (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1">Partiamo dai register file, pacchi di registri con 16 registri ciascuno. E basta</text:p>
      <text:p text:style-name="P1">L'unità L è una ALU classica.</text:p>
      <text:p text:style-name="P1">La S era ottimizzata per le comparazioni.</text:p>
      <text:p text:style-name="P1">La M era un moltiplicatore.</text:p>
      <text:p text:style-name="P1">La D serviva a fare accesso alla memoria dati, quindi load e store della memoria.</text:p>
      <text:p text:style-name="P1">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1">Fine del Texas TMS320-C6000. I DSP della Texas come questo sono inoltre considerati come quella cosa che va sempre bene se cerchi prestazioni.</text:p>
      <text:p text:style-name="P1"/>
      <text:p text:style-name="P1">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1">-BlackFIN: 16/32 bit, orientato all'uso industriale o automotive.</text:p>
      <text:p text:style-name="P1">-SHARC, a virgola mobile e dalle alte prestazioni.</text:p>
      <text:p text:style-name="P1">-TigerSHARC con prestazioni di punta, multiprocessore.</text:p>
      <text:p text:style-name="P1">-21XX dalle prestazioni medie ma a basso consumo.</text:p>
      <text:p text:style-name="P1">Parliamo di uno degli individui illustri di questa famiglia, cioè un ADSP SHARC 21160. Si tratta di un DSP a virgola mobile con istruzioni SIMD che arrivano a 2x. Vediamo le differenze rispetto alla Texas.</text:p>
      <text:p text:style-name="P1">Abbiamo i Core Processors con le unità funzionali, quello che serve per fare i conti. Poi abbiamo un oggetto speciale, 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text:soft-page-break/>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1">Abbiamo qui un Register File di 16 registri da 40 bit, MRFx (Multiplier Fixed-POint Result Placement) che aiutano i calcoli in virgola fissa, etc. Ma la figata è la possibilità di portare, in una volta sola, più cose da un posto all'altro.</text:p>
      <text:p text:style-name="P1">Questi due sono di fatto degli stereotipi. Ma l'importante è capire che questi sono processori speciali.</text:p>
      <text:p text:style-name="P1"/>
      <text:p text:style-name="P1">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1"/>
      <text:p text:style-name="P1">System-On-Chip (SoC):</text:p>
      <text:p text:style-name="P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faccio tutto nel mio sistema. Non solo. Un problema è la scrittura del programma che fa funzionare questo oggetto, quindi... una volta, i microcontrollori dovevano essere montati su un oggetto fatto ap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1">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1">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1">AduC 834:</text:p>
      <text:p text:style-name="P1">la capacità di calcolo è ridicola, e ha un core (CPU?) 8051 da 8 bit. Per cose semplici va bene e consuma poco. Questo MCU ha dentro tutta una serie di cose che trovi alla slide 21. Qui abbiamo una ram da 62 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e comunicazioni e sti cavolo di timers fondamentali. Al di sopra <text:soft-page-break/>(nell'immagine della slide) troviamo poi due ADC, convertitore analogico-digitale a 24 e 16 bit, più cinque oggetti in grado di generare segnali analogici.</text:p>
      <text:p text:style-name="P1">AduC 7026:</text:p>
      <text:p text:style-name="P1">ha una frequenza di clock più sostenuta, più veloce, e ha un core ARM7 da 32 bit. Se prima potevamo acquisire segnali lenti ma precisi, qua possiamo acquisire segnali più veloci. Anche qui abbiamo una parte di conversione da analogico a digitale (i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1">Come si programmano questi oggetti? Allora, alla slide 22 vedi una bella board tipo quella dell'ADuC 834. Qui c'è un sacco di elettronica, ma in realtà è tutta roba accessoria. Se con sta roba voglio fare un sistema embedded completo, di fatto mi basta dargli la tensione e poco più. La cosa più importante da fare è collegare un quarzo, perché nel silicio non ci sta purtroppo. A sinistra è attaccato invece un sensore RTD, per la temperatura. Quindi a sinistra ci mettiamo, comunque, i sensori che vogliamo, mentre in basso abbiamo una porta seriale per fare programmazione in-circuit, cioè per passargli il firmware. Ma il calcolatore e le periferiche sono già tutti qua dentro, questa è la figata.</text:p>
      <text:p text:style-name="P1">C'è dentro tutto! Basta dargli la tensione, un quarzo e quello che ci serve nel nostro sistema embedded. È facile da usare insomma. Lo sviluppo è in Assembly, C e addirittura Python!</text:p>
      <text:p text:style-name="P1">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1">Alla slide 24 un esempio di codice a basso livello per (credo) prelevare un segnale analogico.</text:p>
      <text:p text:style-name="P1">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1">main(){</text:p>
      <text:p text:style-name="P1"><text:tab/>init_and_setup(); (resetto i registri, accendo varie cose, spengo il display...)</text:p>
      <text:p text:style-name="P1"><text:tab/>while(1){</text:p>
      <text:p text:style-name="P1"><text:tab/><text:tab/>low_priority_tasks() (faccio delle cose e poi torno in attesa)</text:p>
      <text:p text:style-name="P1"><text:tab/>}</text:p>
      <text:p text:style-name="P1">}</text:p>
      <text:p text:style-name="P1">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text:soft-page-break/>Quindi ho un quarzo, e mi programmo un Timer per dare un colpo tipo ogni millesimo di secondo, e collego l'uscita del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1">Vediamo i processori Texas MSP 430 (MSP430). È una famiglia di processori a 16 bit, con memorie flash/ROM e Ram e varie p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1">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1">Due parole sull'ultima tipologia di ASP, ovvero i Network Processors, o processori di rete, ovvero oggetti (presenti negli apparati dei data-center/sale macchine/gateway di rete) 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em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1">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1">Fine ASP.</text:p>
      <text:p text:style-name="P1">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la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1">La soluzione è rappresentata dal Boundary Scan.</text:p>
      <text:p text:style-name="P1">Negli anni '80 è stata proposta questa soluzione (un nuovo standard) dal Joint Test Action Group (JTAG). Ad oggi è lo standard IEEE 1149.1, o più semplicemente interfaccia JTAG. Si tratta di un <text:soft-page-break/>metodo integrato per il testing di interconnessione su circuiti, implementato a livello di circuito integrato (IC chip). Cioè, non posso più mettere chiodi o contatti di test, perché sarebbero troppi. Pertanto, facciamo queste cose, questi punti di test, direttamente dentro al chip, sul silicio. Come si fa?</text:p>
      <text:p text:style-name="P1">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parla di un bypass register, ID register, instruction register e TAP controller.</text:p>
      <text:p text:style-name="P1">Vediamo la struttura: tutte le celle sono collegate in modo da formare un unico shift register che entra ed esce dal circuito, con una entrata TDI e TDO. Tale shift register è conosciuto anche come SCAN register. Poi abbiamo, come altri pin aggiuntivi (oltre a TDI e TDO) il pin TMS (test mode set), TCK (test clock) e TRST (test reset, che resetta la macchina). Oltre allo SCAN register di prima ho altri tre registri più un TAP controller, che si comporta come una FSM. Bello, abbiamo aggiunto poca elettronica al chip. Che ce ne facciamo di tutta sta roba?</text:p>
      <text:p text:style-name="P1">Vediamo un esempio degli scan register.</text:p>
      <text:p text:style-name="P1">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o, ma <text:span text:style-name="Car._20_predefinito_20_paragrafo"><text:span text:style-name="T5">ce ne è sempre uno solo attivo</text:span></text:span>. Se NoTEST è a uno, io bypasso tutti i flip flop, ed è come se il boundary scan non esistesse, cioè la core-logic è collegata con l'esterno. Con EXTEST collego solo il flip flop con l'esterno, sia in uscita che in ingresso. Posso di fatto <text:span text:style-name="Car._20_predefinito_20_paragrafo"><text:span text:style-name="T1">fotografare quello che mi arriva in ingresso senza mandare roba alla Core logic</text:span></text:span>.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1">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c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1">In questo modo posso fare tutti i test immaginabili sul mio circuito per capire cosa non va.</text:p>
      <text:p text:style-name="P1">Il controller è una FSM semplice, si stampa easy sul silicio in un integrato che sto progettando. Poi, <text:soft-page-break/>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con chiunque. C'è un esempio pure ma non ce la faccio più. Se qualcuno diverso da me leggerà mai sta roba, vi prego, apprezzate lo sforzo.</text:p>
      <text:p text:style-name="P1"/>
      <text:p text:style-name="P1"/>
      <text:p text:style-name="P1">01/12/2021 – 19° Lezione</text:p>
      <text:p text:style-name="P1"/>
      <text:p text:style-name="P1">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la frase è un po’ sibillina, il sensore dovrebbe misurare il segnale analogico e produrlo in uscita, che noi leggiamo),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erato di elaborazione di segnali.</text:p>
      <text:p text:style-name="P1">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infinita, quindi la finitizzo, la approssimo. Nel grafico, rimpiazzeremmo le varie ampiezze (i valori delle colonne nere) con quella più vicina (in valore assoluto) che possiamo rappresentare.</text:p>
      <text:p text:style-name="P1">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1">Campionamento -&gt; discretizzazione del tempo</text:p>
      <text:p text:style-name="P1">Quantizzazione -&gt; discretizzazione dei valori delle ampiezze.</text:p>
      <text:p text:style-name="P1">Ogni campione verrà raccontato da n bit. Catturare dei dati di accelerazione oggi sono capaci tutti, ma non tutti pensano che, in realtà, a seconda di cosa sto misurando e cosa voglio ottenere, il dato che ottengo potrebbe essermi inutile.</text:p>
      <text:p text:style-name="P1">Per passare da digitale a analogico avremo un processo di generazione dei campioni proporzionale a s(i) e ricostruzione.</text:p>
      <text:p text:style-name="P1"/>
      <text:p text:style-name="P1"><text:soft-page-break/>Partiamo con ADC.</text:p>
      <text:p text:style-name="P1">Prima di proseguire però, diamo un contesto applicativo pe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1">Campionamento, quantizzazione e codifica lo facciamo nel blocco ADC.</text:p>
      <text:p text:style-name="P1">Questo era il contesto operativo. Parliamo ora di campionamento e quantizzazione. Per farlo, vediamo la trasformata di Fourier.</text:p>
      <text:p text:style-name="P1">Si tratta di un modo alternativo per rappresentare una funzione di variabile reale che in genere si usa per, data una funzione del tempo, raccontarla non per valori successivi in istanti successivi del tempo, ma come somma di sinusoidi. Figo.</text:p>
      <text:p text:style-name="P1">Vediamo anche un po' di storia di elaborazione di segnali.</text:p>
      <text:p text:style-name="P1">Un risultato del 1820 è la serie di Fourier che ragionò sulle funzioni periodiche. Se una funzione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1">f(t) la posso raccontare come una costante diviso due (coefficiente del sinusoide a frequenza o= e ciao.</text:p>
      <text:p text:style-name="P1">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 è periodica ma il suo periodo è infinito. Questo, dal punto di vista matematico, mi permette di prendere le formule della serie di Fourier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1">Se ho una funzione del tempo e ne faccio l'integrale su tutto l'asse del tempo e lo moltiplico per e^-i2 pi ft, ottengo la trasformata di Fourier in de t (?). Quanto contributo c'è nel mio segnale originario a quella frequenza insomma.</text:p>
      <text:p text:style-name="P1">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1"/>
      <text:p text:style-name="P1">L'idea è di andare a campionare un segnale in alcuni istanti di tempo. Scelto un periodo di campionamento, io una volta ogni periodo vedo una istantanea del mio segnale.</text:p>
      <text:p text:style-name="P1">Delta = pettine di impulsi di Dirac. Rettangolo di altezza infinita e larghezza 0.</text:p>
      <text:p text:style-name="P1">Quantità di energia finita in un tempo nullo = impulso di Dirac, indicato con delta(t). Chiamato anche delta di Dirac.</text:p>
      <text:p text:style-name="P1">Per rappresentare analiticamente un campionamento ideale, moltiplico no non ce la faccio mi spiace.</text:p>
      <text:p text:style-name="P1"><text:soft-page-break/></text:p>
      <text:p text:style-name="P1">Trasformo una sinusoide in una sinusoide a un'altra frequenza. Questo fenomeno è chiamato aliasing.</text:p>
      <text:p text:style-name="P1">Se io faccio le cose bene secondo il teorema de campionamento evitando l'aliasing io recupero tutto il mio segnale, altrimenti vedo un segnale completamente diverso.</text:p>
      <text:p text:style-name="P1"/>
      <text:p text:style-name="P1">MASSIMA:</text:p>
      <text:p text:style-name="P1">La frequenza di campionamento deve essere almeno il doppio delle frequenza massima del segnale (circa).</text:p>
      <text:p text:style-name="P1"/>
      <text:p text:style-name="P1">Slide 10. Vogliamo convertire un segnale analogico in un segnale digitale. Secondo esempio. <text:s/></text:p>
      <text:p text:style-name="P1"/>
      <text:p text:style-name="P1"/>
      <text:p text:style-name="P1">Ci riprovo, stavolta con la registrazione.</text:p>
      <text:p text:style-name="P1"/>
      <text:p text:style-name="P1">TRATTAMENTO DI SEGNALI ANALOGICI.</text:p>
      <text:p text:style-name="P2">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i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2">Cerchiamo di capire cosa sia un segnale analogico e la sua traduzione in digitale. Qual è la differenza tra questi due segnali?</text:p>
      <text:p text:style-name="P2">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farne un'istantanea fondamentalmente). Se uso n bit per conservare il valore del segnale, avrò 2<text:span text:style-name="Car._20_predefinito_20_paragrafo"><text:span text:style-name="T7">n</text:span></text:span> possibili valori da dare al mio segnale, e quindi 2<text:span text:style-name="Car._20_predefinito_20_paragrafo"><text:span text:style-name="T7">n</text:span></text:span> 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 <text:span text:style-name="Car._20_predefinito_20_paragrafo"><text:span text:style-name="T6">quantizzazione</text:span></text:span>.</text:p>
      <text:p text:style-name="P2">Se voglio gestire con un sistema digitale una informazione analogica, e quindi continua, casco male, perché avrei bisogno di una quantità di informazione (bit) infinita per poter raccontare il segnale in <text:soft-page-break/>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 <text:span text:style-name="Car._20_predefinito_20_paragrafo"><text:span text:style-name="T6">campionamento</text:span></text:span><text:span text:style-name="Car._20_predefinito_20_paragrafo"><text:span text:style-name="T4">, </text:span></text:span>e discretizzare le ampiezze, ovvero fare <text:span text:style-name="Car._20_predefinito_20_paragrafo"><text:span text:style-name="T6">quantizzazione</text:span></text:span>. Poi c'è la codifica, ovvero l'associazione a ciascuno di questi livelli di quantizzazione di un numero binario. Questa conversione è chiamata anche <text:span text:style-name="Car._20_predefinito_20_paragrafo"><text:span text:style-name="T6">ADC</text:span></text:span> (Analog to Digital Conversion). Vedremo dopo come fare la conversione opposta.</text:p>
      <text:p text:style-name="P2">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 <text:span text:style-name="Car._20_predefinito_20_paragrafo"><text:span text:style-name="T6">filtro anti-aliasing</text:span></text:span>. Capiremo poi a cosa serve.</text:p>
      <text:p text:style-name="P2">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2">Lo strumento matematico per dare una descrizione di un segnale in termini di frequenze è la Trasformata di Fourier. Il primo risultato di questo matematico è però la Serie di Fourier.</text:p>
      <text:p text:style-name="P2"><text:span text:style-name="Car._20_predefinito_20_paragrafo"><text:span text:style-name="T2">Serie di Fourier</text:span></text:span>: una funzione periodica, di periodo T, continua a quadrato integrabile sul periodo, può essere espressa come somma di sinusoidi a frequenze multiple di: f<text:span text:style-name="Car._20_predefinito_20_paragrafo"><text:span text:style-name="T8">1</text:span></text:span> = 1/T (frequenza fondamentale).</text:p>
      <text:p text:style-name="P2">Quindi, se ho un segnale che si ripete uguale a sé stesso ogni T secondi, Fourier mi dice che lo posso esprimere come somma di sinusoidi, e le sinusoidi che mi servono non sono a frequenze qualsiasi, ma sono frequenze ben determinate. Sono tutte le frequenze multiple della frequenza fondamentale 1/T, cioè il periodo del mio segnale periodico. Immagina di avere un segnale periodico con periodo di 10 secondi, ovvero che ogni 10 secondi si ripete uguale a sé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2">2 pi n / T è l'n-esima multipla di 1/T.</text:p>
      <text:p text:style-name="P2">Nella formula (della serie di Fourier, alla slide 4), la cosa figa è che Fourier ci dice anche come calcolare i coefficienti a<text:span text:style-name="Car._20_predefinito_20_paragrafo"><text:span text:style-name="T8">n <text:s/></text:span></text:span>e b<text:span text:style-name="Car._20_predefinito_20_paragrafo"><text:span text:style-name="T8">n</text:span></text:span>.</text:p>
      <text:p text:style-name="P2">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Car._20_predefinito_20_paragrafo"><text:span text:style-name="T8">n <text:s/></text:span></text:span>e b<text:span text:style-name="Car._20_predefinito_20_paragrafo"><text:span text:style-name="T8">n</text:spa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2"><text:span text:style-name="Car._20_predefinito_20_paragrafo"><text:span text:style-name="T4">io posso considerare un segnale non periodico come un segnale periodico dove il periodo è infinito.</text:span></text:span> (furbo eh?)</text:p>
      <text:p text:style-name="P2">Quindi, matematicamente, si riesce a costruire, partendo dalla serie di Fourier, facendo il limite per T che tende all'infinito, la cosiddetta <text:span text:style-name="Car._20_predefinito_20_paragrafo"><text:span text:style-name="T6">Trasformata di Fourier</text:span></text:span>. È di fatto lo sviluppo in serie di Fourier per un periodo che va all'infinito. Quindi le frequenze multiple di 1/T sono praticamente <text:soft-page-break/>multiple di 0, dato che T va all'infinito. Quindi, abbiamo che, mandando T all'infinito, la funzione che esprime a<text:span text:style-name="Car._20_predefinito_20_paragrafo"><text:span text:style-name="T8">n </text:span></text:span>, o b<text:span text:style-name="Car._20_predefinito_20_paragrafo"><text:span text:style-name="T8">n </text:span></text:span>o c<text:span text:style-name="Car._20_predefinito_20_paragrafo"><text:span text:style-name="T8">n</text:span></text:span>, con n che è intero, diventa una funzione continua, perché noi ci spostiamo per intervalli di frequenza infinitesimi. Andando all'infinito, insomma, l'espressione c<text:span text:style-name="Car._20_predefinito_20_paragrafo"><text:span text:style-name="T8">n</text:span></text:span> si trasforma nell'espressione sottostante che mi dà,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2">Comunque, stai tranquillo: l'obiettivo è solo il concetto.</text:p>
      <text:p text:style-name="P2">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2">Per fare una conversione da analogico a digitale io devo fare il campionamento e poi la quantizzazione. In questa sequenza. Cominciamo a parlare di campionamento.</text:p>
      <text:p text:style-name="P2">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Car._20_predefinito_20_paragrafo"><text:span text:style-name="T8">c</text:span></text:span>(t). Il nostro campionamento è uniforme, e dipende dal periodo di campionamento T<text:span text:style-name="Car._20_predefinito_20_paragrafo"><text:span text:style-name="T8">s</text:span></text:span>. Al passare di ogni T<text:span text:style-name="Car._20_predefinito_20_paragrafo"><text:span text:style-name="T8">s</text:span></text:span> istanti di tempo campioniamo. È possibile esprimere s<text:span text:style-name="Car._20_predefinito_20_paragrafo"><text:span text:style-name="T8">c</text:span></text:span>(t) in funzione di s(t), naturalmente, Possiamo immaginare un campionatore come un interruttore ideale, dove abbiamo un contatto che si chiude per un istante (di durata ideale nulla, infinitesima) con cadenza T<text:span text:style-name="Car._20_predefinito_20_paragrafo"><text:span text:style-name="T8">s</text:span></text:span>. Si può dimostrare, in teoria dei segnali che se si <text:span text:style-name="Car._20_predefinito_20_paragrafo"><text:span text:style-name="T6">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pan> <text:span text:style-name="Car._20_predefinito_20_paragrafo"><text:span text:style-name="T6">(si parla di S</text:span></text:span><text:span text:style-name="Car._20_predefinito_20_paragrafo"><text:span text:style-name="T9">c</text:span></text:span><text:span text:style-name="Car._20_predefinito_20_paragrafo"><text:span text:style-name="T6">(f)).</text:span></text:span></text:p>
      <text:p text:style-name="P2">La frequenza di campionamento ci dice quanti campioni prendiamo in un secondo.</text:p>
      <text:p text:style-name="P2">Il <text:span text:style-name="Car._20_predefinito_20_paragrafo"><text:span text:style-name="T6">teorema del campionamento </text:span></text:span>mi dice che lo spettro del segnale campionato è lo spettro del segnale di partenza, ma replicato ad intervalli di f<text:span text:style-name="Car._20_predefinito_20_paragrafo"><text:span text:style-name="T8">s</text:span></text:span>, ovvero la frequenza di campionamento, sia nel semiasse positivo che su quello negativo. Diamo ora la definizione formale del teorema del campionamento.</text:p>
      <text:p text:style-name="P2"><text:span text:style-name="Car._20_predefinito_20_paragrafo"><text:span text:style-name="T6">Teorema del campionamento: </text:span></text:span><text:span text:style-name="Car._20_predefinito_20_paragrafo"><text:span text:style-name="T4">un segnale continuo limitato in banda alla frequenza f</text:span></text:span><text:span text:style-name="Car._20_predefinito_20_paragrafo"><text:span text:style-name="T10">MAX</text:span></text:span><text:span text:style-name="Car._20_predefinito_20_paragrafo"><text:span text:style-name="T4"> può essere ricostruito esattamente a partire dai suoi campioni se la frequenza di campionamento è maggiore del doppio di f</text:span></text:span><text:span text:style-name="Car._20_predefinito_20_paragrafo"><text:span text:style-name="T10">MAX</text:span></text:span><text:span text:style-name="Car._20_predefinito_20_paragrafo"><text:span text:style-name="T4">. Ovvero, se </text:span></text:span>f<text:span text:style-name="Car._20_predefinito_20_paragrafo"><text:span text:style-name="T8">s</text:span></text:span> &gt; 2f<text:span text:style-name="Car._20_predefinito_20_paragrafo"><text:span text:style-name="T8">MAX.</text:span></text:span></text:p>
      <text:p text:style-name="P2">Quindi, immaginiamo di avere un segnale il cui spettro ci mostra che il segnale in questione contiene frequenze fino a una frequenza massima f<text:span text:style-name="Car._20_predefinito_20_paragrafo"><text:span text:style-name="T8">MAX </text:span></text:span>(Ovvero, per come l’ho inteso, nello spettro del segnale di partenza, ottenuto con la trasformata di Fourier, si scopre che la frequenza massima (sempre multipla di quella fondamentale) di cui ho bisogno per descrivere la funzione di partenza è f<text:span text:style-name="Car._20_predefinito_20_paragrafo"><text:span text:style-name="T8">MAX</text:span></text:span>). Si dice allora che il segnale è limitato in banda alla frequenza f<text:span text:style-name="Car._20_predefinito_20_paragrafo"><text:span text:style-name="T8">MAX</text:span></text:span>, cioè non è composto da sinusoidi più veloci della frequenza f<text:span text:style-name="Car._20_predefinito_20_paragrafo"><text:span text:style-name="T8">MAX</text:span></text:span>. Allora, possiamo ricostruire il segnale partendo dai suoi campioni SOLTANTO SE la frequenza di campionamento è maggiore del doppio di f<text:span text:style-name="Car._20_predefinito_20_paragrafo"><text:span text:style-name="T8">MAX</text:span></text:span>.</text:p>
      <text:p text:style-name="P2">Questa è una figata, perché possiamo ricostruire una informazione continua partendo da una sua forma discretizzata!</text:p>
      <text:p text:style-name="P2">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text:soft-page-break/>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2">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2">1:31:00 della lezione 19 → idea intuitiva del perché abbiamo bisogno del teorema del campionamento.</text:p>
      <text:p text:style-name="P2">Se uso un filtraggio passa-basso che tiene di conto solo delle frequenze più basse di f<text:span text:style-name="Car._20_predefinito_20_paragrafo"><text:span text:style-name="T8">s</text:span></text:span>/2, io riottengo F(s). Perfetto, ho rispettato il teorema del campionamento.</text:p>
      <text:p text:style-name="P2">I filtri reali hanno inoltre una banda di transizione, che li rende diversi da quelli ideali e vero motivo per cui f<text:span text:style-name="Car._20_predefinito_20_paragrafo"><text:span text:style-name="T8">s </text:span></text:span>&gt; f<text:span text:style-name="Car._20_predefinito_20_paragrafo"><text:span text:style-name="T8">max</text:span></text:span> (maggiore STRETTO). È bene far stare il nostro spettro al di fuori della banda di transizione.</text:p>
      <text:p text:style-name="P2">Non so se l'ho già detto ma nel caso mi ripeto: lo spettro del segnale campionato è una replica periodica dello spettro del segnale analogico originario, <text:span text:style-name="Car._20_predefinito_20_paragrafo"><text:span text:style-name="T6">con passo di replica f</text:span></text:span><text:span text:style-name="Car._20_predefinito_20_paragrafo"><text:span text:style-name="T9">s</text:span></text:span>.</text:p>
      <text:p text:style-name="P2">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1"/>
      <text:p text:style-name="P1">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Car._20_predefinito_20_paragrafo"><text:span text:style-name="T8">s</text:span></text:span> sia di poco maggiore a w: praticamente f<text:span text:style-name="Car._20_predefinito_20_paragrafo"><text:span text:style-name="T8">s </text:span></text:span>è quasi uguale a f<text:span text:style-name="Car._20_predefinito_20_paragrafo"><text:span text:style-name="T8">MAX, </text:span></text:span>, cioè i triangoli si sovrappongono quasi del tutto. Dove vado a filtrare, innanzitutto? Boh, immaginiamo di filtrare, come prima, a f<text:span text:style-name="Car._20_predefinito_20_paragrafo"><text:span text:style-name="T8">s</text:span></text:span>/2, all'intersezione delle repliche, pensando di aver fatto tutto bene. Cosa succede? Che una metà di spettro ce la siamo tenuta (metà alta del triangolo), e l'altra l'abbiamo buttata via (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o equivocazione o <text:span text:style-name="Car._20_predefinito_20_paragrafo"><text:span text:style-name="T6">Aliasing</text:span></text:span> (le frequenze confuse sono quelle specchiate).</text:p>
      <text:p text:style-name="P1">Vediamo un esempio sulla slide 6. Nel primo caso, campioniamo una sinusoide con frequenza pari a 0.09 della frequenza di campionamento. Cosa vuol dire? Che f<text:span text:style-name="Car._20_predefinito_20_paragrafo"><text:span text:style-name="T8">MAX </text:span></text:span>= f<text:span text:style-name="Car._20_predefinito_20_paragrafo"><text:span text:style-name="T8">s </text:span></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1">Nel secondo esempio, dove f<text:span text:style-name="Car._20_predefinito_20_paragrafo"><text:span text:style-name="T8">MAX </text:span></text:span>= f<text:span text:style-name="Car._20_predefinito_20_paragrafo"><text:span text:style-name="T8">s </text:span></text:span>* 31/100, continuo a cavarmela. La curva è meno visibile, ma me la cavo ancora.</text:p>
      <text:p text:style-name="P1">Nel terzo, dove f<text:span text:style-name="Car._20_predefinito_20_paragrafo"><text:span text:style-name="T8">MAX </text:span></text:span>= f<text:span text:style-name="Car._20_predefinito_20_paragrafo"><text:span text:style-name="T8">s </text:span></text:span>* 95/100, ovvero dove f<text:span text:style-name="Car._20_predefinito_20_paragrafo"><text:span text:style-name="T8">s </text:span></text:span>è quasi f<text:span text:style-name="Car._20_predefinito_20_paragrafo"><text:span text:style-name="T8">MAX</text:span></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1">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1"><text:span text:style-name="Car._20_predefinito_20_paragrafo"><text:span text:style-name="T6">La frequenza di campionamento deve essere almeno doppia della massima frequenza contenuta nel mio segnale</text:span></text:span>.</text:p>
      <text:p text:style-name="P1">Questo può voler dire due cose: o che vado a vedere se il mio segnale arriva fino a una certa sequenza e poi dimensiono f<text:span text:style-name="Car._20_predefinito_20_paragrafo"><text:span text:style-name="T8">s</text:span></text:span> nel modo giusto, oppure, una volta fissata f<text:span text:style-name="Car._20_predefinito_20_paragrafo"><text:span text:style-name="T8">s</text:span></text:span>, per assicurarmi che non ci sia aliasing, metto davanti al mio campionatore un filtro anti-alias, che fa a buttare via tutte le <text:soft-page-break/>frequenze che stanno sopra a f<text:span text:style-name="Car._20_predefinito_20_paragrafo"><text:span text:style-name="T8">s</text:span></text:span>/2. Così sono sicuro che quello che passa non abbiano frequenze che vanno oltre la metà di f<text:span text:style-name="Car._20_predefinito_20_paragrafo"><text:span text:style-name="T8">s</text:span></text:span>.</text:p>
      <text:p text:style-name="P1">QUESTO per quanto riguarda il campionamento, con la sua legge/teorema da rispettare.</text:p>
      <text:p text:style-name="P1"/>
      <text:p text:style-name="P1">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1">Vediamo intanto cosa vuol dire fare quantizzazione: l'ampiezza di ogni campione viene approssimata con un valore scelto tra un numero finito di ampiezze rappresentative.</text:p>
      <text:p text:style-name="P1">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Car._20_predefinito_20_paragrafo"><text:span text:style-name="T8">min </text:span></text:span>a V<text:span text:style-name="Car._20_predefinito_20_paragrafo"><text:span text:style-name="T8">max</text:span></text:span>, io prendo questo intervallo e lo faccio a M fette tutte uguali. Gli intervalli che creo avranno ampiezza pari a (Vmax -Vmin) / M (= 2<text:span text:style-name="Car._20_predefinito_20_paragrafo"><text:span text:style-name="T7">n</text:spa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1">Le soglie che otteniamo (tutti gli estremi delle fette) saranno dunque M+1. A questo punto, scelti questi intervalli, io vado a scegliere, di ogni intervallo, il valore rappresentativo (ne avrò M), e li chiamo V<text:span text:style-name="Car._20_predefinito_20_paragrafo"><text:span text:style-name="T8">i</text:span></text:span>. Nella quantizzazione uniforme, questo V<text:span text:style-name="Car._20_predefinito_20_paragrafo"><text:span text:style-name="T8">i</text:span></text:span> sta proprio al centro di ogni intervallo. Quindi, se il mio generico valore del segnale x casca in un certo intervallo i, il suo valore quantizzato sarà v<text:span text:style-name="Car._20_predefinito_20_paragrafo"><text:span text:style-name="T8">i</text:span></text:span>. Cioè sostituisco una ampiezza con l'ampiezza rappresentativa dell'intervallo in cui casco.</text:p>
      <text:p text:style-name="P1">Che cosa comporta fare quantizzazione? Beh, se io vado a sostituire x con v<text:span text:style-name="Car._20_predefinito_20_paragrafo"><text:span text:style-name="T8">i</text:span></text:span>, io commetto un errore, e perdo inoltre la parentela tra x e v<text:span text:style-name="Car._20_predefinito_20_paragrafo"><text:span text:style-name="T8">i</text:span></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 <text:span text:style-name="Car._20_predefinito_20_paragrafo"><text:span text:style-name="T6">errore di quantizzazione</text:span></text:span>:</text:p>
      <text:p text:style-name="P1">e<text:span text:style-name="Car._20_predefinito_20_paragrafo"><text:span text:style-name="T8">q</text:span></text:span> = x<text:span text:style-name="Car._20_predefinito_20_paragrafo"><text:span text:style-name="T8">q</text:span></text:span> – x</text:p>
      <text:p text:style-name="P1">dove x è il valore di partenza, mentre x<text:span text:style-name="Car._20_predefinito_20_paragrafo"><text:span text:style-name="T8">q</text:span></text:span> è il suo valore quantizzato.</text:p>
      <text:p text:style-name="P1">Cosa sappiamo di questo errore? Che, se la quantizzazione è uniforme così come ce la siamo raccontata, allora tale errore ha limiti ben precisi. Se DELTA è la larghezza di ogni intervallo, l'errore che possiamo commettere è limitato a DELTA/2, ovvero:</text:p>
      <text:p text:style-name="P1">-DELTA/2 &lt;= e<text:span text:style-name="Car._20_predefinito_20_paragrafo"><text:span text:style-name="T8">q</text:span></text:span> &lt;= DELTA/2.</text:p>
      <text:p text:style-name="P1">Possiamo di fatto pensare, in maniera a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1">Questa scalinata mappa infiniti valori (quelli dell'ascissa) su un numero finito di valori (quelli <text:soft-page-break/>sull'ordinata). La quantizzazione può essere raccontata con questa scalinata insomma. E inoltre, la scalinata è tagliata a metà dalla funzione diagonale x = x<text:span text:style-name="Car._20_predefinito_20_paragrafo"><text:span text:style-name="T8">q</text:span></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1">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Car._20_predefinito_20_paragrafo"><text:span text:style-name="T7">2</text:span></text:span> + bx<text:span text:style-name="Car._20_predefinito_20_paragrafo"><text:span text:style-name="T7">3</text:span></text:span> + …, dove x' è il nuovo valore quantizzato, più scorretto del valore x che avrei se la scala fosse perfetta). Cosa succede se distorciamo così un segnale? Cosa sentiamo di una musica se viene distorta così, per dire?</text:p>
      <text:p text:style-name="P1">Ebbene, tutto quello che non è lineare (ax<text:span text:style-name="Car._20_predefinito_20_paragrafo"><text:span text:style-name="T7">2</text:span></text:span> + bx<text:span text:style-name="Car._20_predefinito_20_paragrafo"><text:span text:style-name="T7">3</text:span></text:span> + …) mi genera dei segnali che rispetto a x sono considerati “armoniche” (seconda, terza, quarta armonica... ha a che fare con lo sviluppo in serie di Fourier). Se x è la frequenza fondamentale, ax<text:span text:style-name="Car._20_predefinito_20_paragrafo"><text:span text:style-name="T7">2</text:span></text:span> + bx<text:span text:style-name="Car._20_predefinito_20_paragrafo"><text:span text:style-name="T7">3</text:span></text:span> 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Car._20_predefinito_20_paragrafo"><text:span text:style-name="T7">2</text:span></text:span> + bx<text:span text:style-name="Car._20_predefinito_20_paragrafo"><text:span text:style-name="T7">3</text:span></text:span> + ...) e la metto in rapporto con la Potenza del Segnale ideale (x), cioè senza armoniche, e questo rapporto lo chiamo Distorsione Armonica.</text:p>
      <text:p text:style-name="P1">Distorsione Armonica = P Armoniche / P Segnale ideale.</text:p>
      <text:p text:style-name="P1">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1">Quindi, la THD (deviazione dalla linearità) è da tenere in considerazione.</text:p>
      <text:p text:style-name="P1">Ma problema ancor più importante è l'ERRORE DI QUANTIZZAZIONE, dove:</text:p>
      <text:p text:style-name="P1">e<text:span text:style-name="Car._20_predefinito_20_paragrafo"><text:span text:style-name="T8">q</text:span></text:span>(t) = x(t) – x<text:span text:style-name="Car._20_predefinito_20_paragrafo"><text:span text:style-name="T8">q</text:span></text:span>(t).</text:p>
      <text:p text:style-name="P1">Proviamo ad intuirlo. Immaginiamo di avere una sinusoide non quantizzata con la scalinata, ovvero la versione quantizzata, che la insegue. Nel grafico sotto (solita slide) vediamo la differenza tra il segnale originale e quello quantizzato, e<text:span text:style-name="Car._20_predefinito_20_paragrafo"><text:span text:style-name="T8">q</text:span></text:span>(t) (nell'esempio, DELTA è unitario). L'errore di quantizzazione, come è giusto che sia, si muove tra -1/2 e ½ (di DELTA). Cosa notiamo di questo segnale? Che se il segnale da quantizzare varia “dolcemente” nel tempo, l'errore di quantizzazione varia in maniera molto più “nervosa” nel tempo. Ha un sacco di picchi, discontinuità... è uno zig-zag tra DELTA/2 e -DELTA/2. Se noi allora vediamo il nostro errore di quantizzazione partendo dalla sua definizione, potremmo anche dire che il segnale quantizzato è uguale al segnale originale meno l'errore di quantizzazione (o più l'errore di quantizzazione, è la stessa cosa). Il segnale quantizzato ha quindi dentro il segnale ideale e l'errore. Che rumore fa questa cosa? Che effetto ha?</text:p>
      <text:p text:style-name="P1">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text:soft-page-break/>spettrale (quindi uno spettro) costante a tutte le frequenze, viene chiamato “rumore bianco”.</text:p>
      <text:p text:style-name="P1">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 a un segnale audio, dal pov acustico risulta essere un fruscio. QUINDI, aggiungiamo fruscii ai nostri segnali, quando facciamo quantizzazione. Brutta storia.</text:p>
      <text:p text:style-name="P1">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1">Il rumore di quantizzazione, che si manifesta con una ampiezza casuale compresa tra -DELTA/2 e DELTA/2 (possiamo vederlo come un diagramma di densità di probabilità, slide 9, dove la base del rettangolo è DELTA e l'altezza è 1/DELTA, perché la probabilità è uniforme e quindi l'area è 1), è casuale. Quello che ci chiediamo adesso, dopo aver capito come è fatto il rumore di quantizzazione, è quanto ci dà fastidio. Possiamo rimpiccolirlo tantissimo? Perché purtroppo questo rumore è inevitabile.</text:p>
      <text:p text:style-name="P1"><text:span text:style-name="Car._20_predefinito_20_paragrafo"><text:span text:style-name="T5">Cerchiamo di capire quanto ci disturba.</text:span></text:span> 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Car._20_predefinito_20_paragrafo"><text:span text:style-name="T8">Q, p</text:span></text:span>). Cerchiamo di farci un'idea di quale sia il rapporto segnale/rumore dovuto alla quantizzazione in un segnale quantizzato. Calcoliamo innanzitutto la potenza del rumore di quantizzazione. Si calcola facilmente considerando la sua distribuzione pro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1">Con tutta una serie (nemmeno complicata a dire il vero) di calcoli, arriviamo a dire che la potenza del rumore di quantizzazione è DELTA<text:span text:style-name="Car._20_predefinito_20_paragrafo"><text:span text:style-name="T7">2</text:span></text:span>/12. Se rimpicciolisco DELTA, rimpicciolisco la potenza media del mio errore. Vediamo il rapporto tra la potenza del segnale e quello del rumore di quantizzazione.</text:p>
      <text:p text:style-name="P1">Il segnale di per sé in genere non lo conosciamo, ma conosciamo i suoi valori di picco. Quando facciamo una quantizzazione, abbiamo come informazioni gli estremi del segnale, ovvero V<text:span text:style-name="Car._20_predefinito_20_paragrafo"><text:span text:style-name="T8">MIN </text:span></text:span>e V<text:span text:style-name="Car._20_predefinito_20_paragrafo"><text:span text:style-name="T8">MAX</text:span></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Car._20_predefinito_20_paragrafo"><text:span text:style-name="T8">PP</text:span></text:span>, cioè la “escursione Picco-Picco”. Se chiamo V<text:span text:style-name="Car._20_predefinito_20_paragrafo"><text:span text:style-name="T8">PP</text:span></text:span> questa quantità, io ho che Vmax = V<text:span text:style-name="Car._20_predefinito_20_paragrafo"><text:span text:style-name="T8">PP</text:span></text:span>/2 e Vmin = -V<text:span text:style-name="Car._20_predefinito_20_paragrafo"><text:span text:style-name="T8">PP</text:span></text:span>/2.</text:p>
      <text:p text:style-name="P1">Mi chiedo allora: la potenza del segnale al picco, ovvero la massima potenza del segnale, qual è?</text:p>
      <text:p text:style-name="P1">P<text:span text:style-name="Car._20_predefinito_20_paragrafo"><text:span text:style-name="T8">S, PP</text:span></text:span> = P<text:span text:style-name="Car._20_predefinito_20_paragrafo"><text:span text:style-name="T8">S, MAX</text:span></text:span> = P<text:span text:style-name="Car._20_predefinito_20_paragrafo"><text:span text:style-name="T8">S</text:span></text:span>(x = + o – V<text:span text:style-name="Car._20_predefinito_20_paragrafo"><text:span text:style-name="T8">PPB</text:span></text:span>/2) = V<text:span text:style-name="Car._20_predefinito_20_paragrafo"><text:span text:style-name="T8">PP</text:span></text:span><text:span text:style-name="Car._20_predefinito_20_paragrafo"><text:span text:style-name="T7">2</text:span></text:span>/4</text:p>
      <text:p text:style-name="P1">Noi vogliamo il rapporto tra la potenza massima e la potenza del rumore però:</text:p>
      <text:p text:style-name="P1">V<text:span text:style-name="Car._20_predefinito_20_paragrafo"><text:span text:style-name="T8">PP</text:span></text:span><text:span text:style-name="Car._20_predefinito_20_paragrafo"><text:span text:style-name="T7">2</text:span></text:span>/4 / (DELTA<text:span text:style-name="Car._20_predefinito_20_paragrafo"><text:span text:style-name="T7">2</text:span></text:span>/12)</text:p>
      <text:p text:style-name="P1">Ora, c'è una parentela tra V<text:span text:style-name="Car._20_predefinito_20_paragrafo"><text:span text:style-name="T8">PP </text:span></text:span>e DELTA, perché DELTA è il risultato dell'operazione di “taglio in fette”. Quindi:</text:p>
      <text:p text:style-name="P1">DELTA = V<text:span text:style-name="Car._20_predefinito_20_paragrafo"><text:span text:style-name="T8">PP </text:span></text:span>/M = V<text:span text:style-name="Car._20_predefinito_20_paragrafo"><text:span text:style-name="T8">PP </text:span></text:span>/2<text:span text:style-name="Car._20_predefinito_20_paragrafo"><text:span text:style-name="T7">n</text:span></text:span>.</text:p>
      <text:p text:style-name="P1">Sostituiamo V<text:span text:style-name="Car._20_predefinito_20_paragrafo"><text:span text:style-name="T8">PP </text:span></text:span>con 2<text:span text:style-name="Car._20_predefinito_20_paragrafo"><text:span text:style-name="T7">n </text:span></text:span>* DELTA. Facendo i calcoli, otteniamo 3 * 2 <text:span text:style-name="Car._20_predefinito_20_paragrafo"><text:span text:style-name="T7">2n</text:spa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text:soft-page-break/>Spesso, in elettronica, quando si parla di rapporti tra potenze, si preferisce esprimere questo rapporto in decibel, ovvero semplicemente 10log(SNR<text:span text:style-name="Car._20_predefinito_20_paragrafo"><text:span text:style-name="T8">Q, pp</text:span></text:span>), cioè 4,8 + 6n.</text:p>
      <text:p text:style-name="P1">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1"/>
      <text:p text:style-name="P1">Perfetto, mi tornano :D</text:p>
      <text:p text:style-name="P1"/>
      <text:p text:style-name="P1">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1">CONVERSIONE DA DIGITALE A ANALOGICO.</text:p>
      <text:p text:style-name="P1">Si tratta di un oggetto in cui arrivano in ingresso dei numeri digitali (n bit) e in uscita deve esserci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cle è al 25%, il valore medio è del 25%. 25% di cosa dici? Della tensione che corrisponde all'1 logico, per esempio 5 Volt. Quindi il 25% sarebbe 1.25 V.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1">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text:soft-page-break/>fatto un modulatore PWM? Cioè, come genero questa onda PWM a partire da un numero, tipo tra 0 e 255? Beh, lo posso fare in software. Posso usare un timer o un ciclo for che va da 0 a 255 con un contatore, e devo contare quante volte stare a 0 e quante a 1. Ma comunque, genero per un certo numero di volte un'onda, si può fare con un modulatore PWM (slide 13), che possiede un regi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1">Si usa un PWM quando il segnale analogico che andiamo a pilotare è per sua natura un filtro passa-basso, come una lampadina ad incandescenza.</text:p>
      <text:p text:style-name="P1"/>
      <text:p text:style-name="P1">Vediamo ora un convertitore Digitale-Analogico vero e proprio. Vediamo lo schema di base, quello classico.</text:p>
      <text:p text:style-name="P1">Ok, è semplicemente un sommatore invertente. Easy.</text:p>
      <text:p text:style-name="P1">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1">Bellino questo oggetto, ma...</text:p>
      <text:p text:style-name="P1">Ogni bit, man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Se si usa un altro amplificatore invertente, basta avere R1 e R2 dello stesso valore, così che il guadagno sia -1. -1, combinato al valore negativo del circuito precedente, fa 1, quindi positivo). Ma comunque, il gioco è fatto. La tensione di uscita è proporzionale al numero di ingresso. Non ci sono nemmeno problemi di velocità e gestione del tempo, è quasi tutta elettronica analogica. Quindi perfetto? NO! Ha un problema per nulla banale!</text:p>
      <text:p text:style-name="P1">Se usiamo questa roba con un numero sostanzioso di bit, tipo 16 (manco tanti), dobbiamo organizzare questa rete di resistori fino ad arrivare ad un cavo con 2^16 R (secondo me 2^15, ma comunque, il discorso non cambia).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va bene. Tuttavia, ci interessa di più un altro schema, ben più intelligente.</text:p>
      <text:p text:style-name="P1"/>
      <text:p text:style-name="P1">DAC – Schema R/2R</text:p>
      <text:p text:style-name="P1">è fatto solo da resistenze di due valori: R e 2R. Risolviamo di fatto il problema dell'altro schema, perché ci bastano solo due resistenze diverse, anziché n.</text:p>
      <text:p text:style-name="P1">(Ho preso più appunti sulle slide stampate).</text:p>
      <text:p text:style-name="P1">Per i DAC, non c'è molto altro da dire. Si tratta di una circuiteria semplice senza troppi problemi.</text:p>
      <text:p text:style-name="P1">O PWM o schema R/2R insomma</text:p>
      <text:p text:style-name="P1"><text:soft-page-break/></text:p>
      <text:p text:style-name="P1"/>
      <text:p text:style-name="P1"/>
      <text:p text:style-name="P1">ADC</text:p>
      <text:p text:style-name="P1">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1"><text:s/>La prima proposta elettronica per fare conversione ADC è il convertitore a rampa SINGOLA (single slope).</text:p>
      <text:p text:style-name="P1">Ho preso più appunti sulle slide stampate.</text:p>
      <text:p text:style-name="P1">Quali sono i principali problemi?</text:p>
      <text:list xml:id="list2387735842" text:style-name="L6">
        <text:list-item>
          <text:p text:style-name="P13">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13">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1"/>
      <text:p text:style-name="P1">Evolviamoci...</text:p>
      <text:p text:style-name="P1">ADC a DOPPIA rampa (dual slope).</text:p>
      <text:p text:style-name="P1">Di nuovo slide.</text:p>
      <text:p text:style-name="P1">Anche qui però il campionamento non è uniforme... anche se siamo migliorati nella precisione. Anche questo lo usiamo per grandezze fisiche considerabili “statiche”.</text:p>
      <text:p text:style-name="P1">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1"/>
      <text:p text:style-name="P1">Seguendo la storia dei convertitori ADC (sì, stiamo andando per ordine cronologico), ora ci troviamo in un mondo affamato di velocità. E la risposta che a un certo punto è arrivata fu piuttosto rivoluzionaria, trattasi del convertitore...</text:p>
      <text:p text:style-name="P1">ADC SAR (Successive Apporximation Register).</text:p>
      <text:p text:style-name="P1">La roba figa è che il campionamento è uniforme ed in generale migliora tutte le caratteristiche che fino ad ora non eravamo riusciti ad ottenere come soddisfacenti.</text:p>
      <text:p text:style-name="P1">Con questi oggetti, si possono fare più di un milione di campioni al secondo.</text:p>
      <text:p text:style-name="P1"/>
      <text:p text:style-name="P1">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1">Velocissimo, ma risoluzione bassa. Se voglio salire con la risoluzione (tipo voglio lavorare con 8 bit) mi servono sempre più comparatori e resistenze. Quindi il problema è che costra troppo. <text:soft-page-break/>Pertanto oltre i 8-10 bit di questi oggetti non se ne fanno. Vediamo un altro metodo, ancora più veloce, che ne rappresenta l'evoluzione...</text:p>
      <text:p text:style-name="P1"/>
      <text:p text:style-name="P1">ADC subranging/pipeline (perché lavorano in pipeline). Sono ADC flash composti che lavorano in cascata.</text:p>
      <text:p text:style-name="P1">(IMPORTANTE: dal SAR in poi, stavamo assumendo che la tensione in ingresso rimanesse costante, grazie a un oggetto che si occupa proprio di questo. Costante fino al prossimo campionamento almeno. Questo oggetto è chiamato S&amp;H, sample &amp; hold).</text:p>
      <text:p text:style-name="P1"/>
      <text:p text:style-name="P1">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1">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1">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1">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1">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1"/>
      <text:p text:style-name="P1">MODULATORE SIGMA-DELTA (Sigma = integro, Delta = derivo)</text:p>
      <text:p text:style-name="P1">si potrebbe anche dire modulatore integro-differenziale.</text:p>
      <text:p text:style-name="P1"/>
      <text:p text:style-name="P1"/>
      <text:p text:style-name="P1"/>
      <text:p text:style-name="P1">03/12/2021 – 20° Lezione</text:p>
      <text:p text:style-name="P1"/>
      <text:p text:style-name="P1">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1">Parliamo ora degli aspetti tecnici di questa conversione. È importante allora capire come funzionano i convertitori da analogico a digitale e viceversa per capire quale scegliere a seconda delle esigenze. <text:soft-page-break/>Vediamo allora le tecnologie usate per il DAC e ADC. Iniziamo con DAC, ovvero da DIGITALE a ANALOGICO.</text:p>
      <text:p text:style-name="P1">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1">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og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1">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1">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1">Questa tecnica, comunque, può essere più accurata delle altre. Si tratta di una idea che ha rivoluzionato il mondo dei convertitori DAC.</text:p>
      <text:p text:style-name="P1"/>
      <text:p text:style-name="P1">Vediamo ora l'ida di base di un DAC. Quello che vediamo in figura è a 3 bit.</text:p>
      <text:p text:style-name="P1">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1">Abbiamo una serie di partitori con rapporto ½. Vref inoltre è la tensione di riferimento, e coincide con la tensione massima di ???. Vref comunque è la tensione massima che posso produrre in uscita.</text:p>
      <text:p text:style-name="P1"><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1"/>
      <text:p text:style-name="P1"><text:soft-page-break/>L'ADC a doppia rampa (DUAL slope) è una evoluzione.</text:p>
      <text:p text:style-name="P1"/>
      <text:p text:style-name="P1">Il problema era che la velocità di questi oggetti è lenta, dovrei salire con il clock. Ma se aumento la precisione non ce la faccio.</text:p>
      <text:p text:style-name="P1"/>
      <text:p text:style-name="P1"/>
      <text:p text:style-name="P1">21° Lezione – 10/12/2021</text:p>
      <text:p text:style-name="P1"/>
      <text:p text:style-name="P1">Finalmente parliamo di sensori! Abbiamo visto come ci si interfaccia in maniera analogico-digitale.</text:p>
      <text:p text:style-name="P1">Fare sensori, o trasduttori, significa osservare una grandezza fisica sfruttando qualche meccanismo fisico/meccanico/chimico e farla diventare in un formato misurabile (tensione, quindi grandezza elettrica) e poi convertirla in digitale.</text:p>
      <text:p text:style-name="P1">Parlando di sensori, parliamo di una famiglia di sistemi anche molto complessi. Quello che possiamo vedere pertanto sono i sensori di base, cioè quello che sta alla base del “sensing” di qualcosa, così da essere più generali possibile.</text:p>
      <text:p text:style-name="P1">Cominciamo definendo cosa è un sensore. Spesso, intercambieremo sensori con trasduttori. Comunque:</text:p>
      <text:p text:style-name="P1">un sensore è un dispositivo in grado di convertire una grandezza fisica (che si vuole misurare) in una grandezza di altro tipo (generalmente elettrica), più agevole da misurare.</text:p>
      <text:p text:style-name="P1">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1">La termocoppia, per misurare la temperatura, è un oggetto che per suo funzionamento genera una differenza di potenziale quasi proporzionale alla temperatura assoluta a cui è esposta.</text:p>
      <text:p text:style-name="P1"/>
      <text:p text:style-name="P1">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1">-caratteristica statica: filone che descrive la grandezza in ingresso quando questa è considerabile “costante”. Cioè la relazione input-output (tensione) è descrivibile come funzione?</text:p>
      <text:p text:style-name="P1">-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1">Altra cosa che devo studiare è la dipendenza da altre grandezze. Cioè, Y(t) varia in funzione solo di X(t) o anche di altre cose?</text:p>
      <text:p text:style-name="P1"/>
      <text:p text:style-name="P1">Approfondimento caratteristiche statiche:</text:p>
      <text:p text:style-name="P1">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1">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1">La linearità invece ci dice se la curva statica del trasduttore è lineare (Y = GX + Y0, dove G è il <text:soft-page-break/>guadagno e Y0 è l'offset).</text:p>
      <text:p text:style-name="P1">La sensibilità (o sensitività) invece mi dice quanta è la pendenza della curva caratteristica del trasduttore. Se la curva è lineare, la sensibilità è costante.</text:p>
      <text:p text:style-name="P1">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1">Accuratezza (entità errore sistematico, cioè gli errori che posso misurare: se so che un metro cambia la sua lunghezza in base alla temperatura e fa molto caldo, so di star sbagliando): mi dice quanto sono vicino alla misura del valore vero.</text:p>
      <text:p text:style-name="P1">Precisione (entità errore casuale): se faccio la stessa misura molte volte, otterrò sempre lo stesso valore di output?</text:p>
      <text:p text:style-name="P1">(digitale: tante cifre significative = preciso, ma potrebbe essere poco accurato).</text:p>
      <text:p text:style-name="P1"/>
      <text:p text:style-name="P1">Approfondimento caratteristiche/parametri dinamici.</text:p>
      <text:p text:style-name="P1">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1">-tempo di salita: il tempo che ci metto, nella slide 5, ad andare dal 10% della salita al 90% della salita. Lo avevamo visto anche nel clock. Se so che il rise time di un sensore è di 1 secondo, non potrò usarlo sperando in una precisione che spacca il secondo.</text:p>
      <text:p text:style-name="P1">-Slew rate: massima velocità di variazione di Y(t). Ovvero, di quanto riesco a variare, in un certo istante di tempo, il valore di Y.</text:p>
      <text:p text:style-name="P1">-Costante di tempo: velocità nella risposta esponenziale (es. al gradino) (dinamica da circuito RC).</text:p>
      <text:p text:style-name="P1">In alcuni sistemi ci dice quanto tempo “ci mette ad arrivare”.</text:p>
      <text:p text:style-name="P1">Tutti questi parametri mi danno un'idea qualitativa della mia dinamica.</text:p>
      <text:p text:style-name="P1"/>
      <text:p text:style-name="P1">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Questa relazione nei tempi (risposta all'impulso) possiamo descriverla nel dominio delle frequenze (trasformata di Fourier).</text:p>
      <text:p text:style-name="P1">Possiamo modellare il trasduttore come un sistema dinamico (filtro) sul segnale x(t) nel dominio dei tempi o nel dominio delle frequenze o degli esponenziali complessi. Nei sismografi queste cose sono utilissime.</text:p>
      <text:p text:style-name="P1"/>
      <text:p text:style-name="P1">Facciamo ora un minimo di tassonomia/categorizzazione dei sensori/trasduttori.</text:p>
      <text:p text:style-name="P1">Si classificano in base alla grandezza d'uscita, che di solito ha a che fare con l'elettricità. Le grandezze fisiche che consideriamo sono:</text:p>
      <text:p text:style-name="P1">-Tensione</text:p>
      <text:p text:style-name="P1">-Corrente</text:p>
      <text:p text:style-name="P1">-Resistenza (davvero, un valore di resistenza, si tratta di trasduttori resistivi).</text:p>
      <text:p text:style-name="P1">-Capacità (trasduttori capacitivi).</text:p>
      <text:p text:style-name="P1">-Induttanza (trasduttori induttivi).</text:p>
      <text:p text:style-name="P1"/>
      <text:p text:style-name="P1"><text:soft-page-break/></text:p>
      <text:p text:style-name="P1"/>
      <text:p text:style-name="P1">Sensori elementari: ogni volta che faccio una acquisizione, mi viene dato un campione, campione che può avere più dimensioni. Una temperatura è 1-D, la direzione del vento è 2-D, l'accelerazione è 3-D e il campo elettrico/magnetico è 6-D.</text:p>
      <text:p text:style-name="P1">Array di sensori: acquisiamo un array di campioni ad ogni istante, la cui grandezza può avere N dimensioni e essere uni-dimensionale.</text:p>
      <text:p text:style-name="P1">Array 1-D: trasduzione di suono.</text:p>
      <text:p text:style-name="P1">Array 2-D: acquisizione di immagine.</text:p>
      <text:p text:style-name="P1">Array 3-D: sequenze video.</text:p>
      <text:p text:style-name="P1"/>
      <text:p text:style-name="P1">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Poi c'è l'aspetto di eccitazione, perché alcuni sensori hanno bisogno di essere alimentati con una tensione o corrente ben definita. Lo stesso vale per i sensori capacitivi, ovvero condensatori a capacità variabile.</text:p>
      <text:p text:style-name="P1">Abbiamo poi la linearizzazione, il filtraggio (tipo il filtro anti-aliasing), l'isolamento...</text:p>
      <text:p text:style-name="P1"/>
      <text:p text:style-name="P1">Esempio di condizionamento del segnale: quando misuriamo la temperatura con un RTD (Resistance Temperature Detector). Converte da temperatura a resistenza.</text:p>
      <text:p text:style-name="P1"/>
      <text:p text:style-name="P1"/>
      <text:p text:style-name="P1"/>
      <text:p text:style-name="P1">Cominciamo la rassegna dei sensori più comuni. Si dividono, per la nostra rassegna, di sensori elementari e sensori complessi.</text:p>
      <text:p text:style-name="P1"/>
      <text:p text:style-name="P1">SENSORI DI TEMPERATURA:</text:p>
      <text:p text:style-name="P1">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
      <text:p text:style-name="P1"/>
      <text:p text:style-name="P1"/>
      <text:p text:style-name="P1">Secondo round dei sensori (nel senso che questa versione è quella buona)!</text:p>
      <text:p text:style-name="P1"><text:soft-page-break/>Vediamo quali sono i tipici sensori che si utilizzano, o almeno, quelli che interessano a noi. Partiamo dai sensori e trasduttori: principi di funzionamento e tecniche di utilizzo. Che cos'è un sensore?</text:p>
      <text:p text:style-name="P5">“Dispositivo in grado di convertire una grandezza fisica (che si vuole misurare) in una grandezza di altro tipo (generalmente elettrica), più agevole da misurare”.</text:p>
      <text:p text:style-name="P1">In realtà, questa può anche essere considerata la definizione di trasduttore. Tuttavia, la differenza sta nel grafico alla slide 2.</text:p>
      <text:p text:style-name="P1">Di fatto, il sensore è l'elemento sensibile alla grandezza fisica da misurare. È questo oggetto e basta. Implementa proprio il fenomeno fisico che effettua la conversione a cui siamo interessati.</text:p>
      <text:p text:style-name="P1">Il trasduttore, invece, che comprende al suo interno il sensore, è l'intero dispositivo. Quindi interfaccia di ingresso che prende una grandezza fisica X(t) + SENSORE + interfaccia di uscita che produce una grandezza elettrica Y(t).</text:p>
      <text:p text:style-name="P1">La cosiddetta “funzione di trasduzione” che trasforma la grandezza fisica di input in quella di output è una funzione f: Y(t) = f(X(t)). Questa funzione è enormemente importante. Può distinguere un buon sensore da uno scadente.</text:p>
      <text:p text:style-name="P1">In parole povere, per noi esseri umani, un sensore non è nulla se non viene inserito all'interno di un trasduttore, munito di interfacce utili per noi.</text:p>
      <text:p text:style-name="P1"/>
      <text:p text:style-name="P1">Ci sono tanti parametri con cui possiamo descrivere una funzione di trasduzione, caratterizzarla insomma. Quindi, possiamo descrivere un trasduttore in termini di Caratteristiche Funzionali. In particolare, tra i parametri che descrivono la funzione, ne troviamo alcuni che vanno sotto il cappello di:</text:p>
      <text:p text:style-name="P1">-CARATTERISTICA STATICA: si tratta di un modello matematico che descrive il legame (funzione di trasduzione) tra la grandezza X misurata dal sensore e la grandezza prodotta in uscita, <text:span text:style-name="Car._20_predefinito_20_paragrafo"><text:span text:style-name="T6">in condizioni di X costante (o quasi)</text:span></text:span>. Quindi la discriminante è che l'input è costante o varia molto lentamente. Spesso le caratteristiche statiche di un trasduttore sono lineari.</text:p>
      <text:p text:style-name="P1">Y=f<text:span text:style-name="Car._20_predefinito_20_paragrafo"><text:span text:style-name="T8">s</text:span></text:span>(X), X(t) = X costante (o variabile molto lentamente).</text:p>
      <text:p text:style-name="P1">Altri parametri, invece, rientrano in un’altra categoria:</text:p>
      <text:p text:style-name="P1">-CARATTERIZZAZIONE DINAMICA: è un modello matematico che descrive il legame (funzione di trasduzione) tra la grandezza X(t) misurata dal sensore e la grandezza prodotta in uscita Y(t), <text:span text:style-name="Car._20_predefinito_20_paragrafo"><text:span text:style-name="T6">in condizioni di X variabile nel tempo</text:span></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Y(t) = f<text:span text:style-name="Car._20_predefinito_20_paragrafo"><text:span text:style-name="T8">D</text:span></text:span>(X(t)), X(t) variabile nel tempo.</text:p>
      <text:p text:style-name="P1">(Quindi, in un sensore, avremo a nostra disposizione, per poterlo descrivere, sia caratteristiche statiche che dinamiche).</text:p>
      <text:p text:style-name="P1">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Y(t) = f(X(t), G<text:span text:style-name="Car._20_predefinito_20_paragrafo"><text:span text:style-name="T8">1</text:span></text:span>, G<text:span text:style-name="Car._20_predefinito_20_paragrafo"><text:span text:style-name="T8">2</text:span></text:span>, …, rumore).</text:p>
      <text:p text:style-name="P1"/>
      <text:p text:style-name="P1">Analizziamo ora le caratteristiche/parametri statiche/statici, ovvero quelle cose relative alla caratteristica statica, f<text:span text:style-name="Car._20_predefinito_20_paragrafo"><text:span text:style-name="T8">S</text:span></text:span>(X), del nostro trasduttore.</text:p>
      <text:list xml:id="list2072651725" text:style-name="L7">
        <text:list-item>
          <text:p text:style-name="P14">Range di ingresso/uscita, range dinamico. Il range è l'intervallo di valori a cui è sensibile il mio sensore, sia per quanto riguarda l'ingresso che l'uscita (Xmin, Xmax; Ymin, Ymax). Il range dinamico è un rapporto, R = Xmax/Xmin. Che cosa mi dice questo? Perché è <text:soft-page-break/>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4">Linearità: un trasduttore si dice lineare se la relazione tra l'ingresso e l'uscita è Y = GX + Y<text:span text:style-name="Car._20_predefinito_20_paragrafo"><text:span text:style-name="T8">0</text:span></text:span>. G è il guadagno, ovvero di quanto sale la mia grandezza di uscita a fronte di un cambiamento della grandezza di partenza, e Y<text:span text:style-name="Car._20_predefinito_20_paragrafo"><text:span text:style-name="T8">0</text:span></text:span> è un valore costante, detto offset. Naturalmente, se costruendo la caratteristica statica questa devia dalla rettilineità, il mio strumento non sarà lineare.</text:p>
        </text:list-item>
        <text:list-item>
          <text:p text:style-name="P14">Sensibilità: G(X) = Delta Y / Delta X = f(X). Se il trasduttore è lineare, G è costante, ed è appunto chiamato guadagno. In tal caso, G = Delta Y / Delta X = (Ymax – Ymin) / (Xmax – Xmin)</text:p>
        </text:list-item>
        <text:list-item>
          <text:p text:style-name="P14">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4">Accuratezza: uno strumento accurato è uno strumento che mi dà una misura vicina al valore vero. Tirare frecce a un bersaglio e far sì che tutte quante siano vicine al centro (non dico tutte esattamente al centro, ma in un suo intorno relativamente piccolo) mi rende accurato. <text:span text:style-name="Car._20_predefinito_20_paragrafo"><text:span text:style-name="T6">L'accuratezza ci dà una misura dell'errore SISTEMATICO. </text:span></text:span>(se sono accurato, posso fare tante misure e poi fare la media: quello è il mio risultato)</text:p>
        </text:list-item>
        <text:list-item>
          <text:p text:style-name="P14">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 <text:span text:style-name="Car._20_predefinito_20_paragrafo"><text:span text:style-name="T6">La precisione ci dà una misura dell'errore CASUALE.</text:span></text:span></text:p>
        </text:list-item>
      </text:list>
      <text:p text:style-name="P1"/>
      <text:p text:style-name="P1">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Car._20_predefinito_20_paragrafo"><text:span text:style-name="T8">D</text:span></text:span>(X), dei sensori:</text:p>
      <text:list xml:id="list2301181583" text:style-name="L8">
        <text:list-item>
          <text:p text:style-name="P15">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5">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5">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text:soft-page-break/>“costante di tempo”. E quindi sappiamo che, per rispondere al cambiamento, ci mettiamo nT, dove n è un certo valore. Quindi, la costante di tempo ci misura l'inerzia dello strumento. Tanto più è bassa, tanto meglio ci va.</text:p>
        </text:list-item>
      </text:list>
      <text:p text:style-name="P1">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util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 <text:span text:style-name="Car._20_predefinito_20_paragrafo"><text:span text:style-name="T2">lineare e tempo invariante</text:span></text:span>, possiamo definire una grandezza che ci dice TUTTO della caratteristica dinamica di un trasduttore. Vediamo allora altri parametri dinamici più interessanti:</text:p>
      <text:list xml:id="list2936395615" text:style-name="L9">
        <text:list-item>
          <text:p text:style-name="P16">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6">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6">Funzione di trasferimento: come prima ma con la trasformata di Laplace (lascia stare)</text:p>
        </text:list-item>
      </text:list>
      <text:p text:style-name="P1"/>
      <text:p text:style-name="P1">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 <text:span text:style-name="Car._20_predefinito_20_paragrafo"><text:span text:style-name="T6">grandezza di uscita</text:span></text:span>. Di che grandezze di uscita parliamo?</text:p>
      <text:p text:style-name="P1">-Tensione: la grandezza di uscita più comune, perché è semplice da misurare e spesso comoda</text:p>
      <text:p text:style-name="P1">-Corrente: anche lei è molto utile</text:p>
      <text:p text:style-name="P1">-Resistenza → trasduttori <text:span text:style-name="Car._20_predefinito_20_paragrafo"><text:span text:style-name="T2">resistivi</text:span></text:span>. Ebbene sì, a volte la grandezza di uscita è una resistenza! (vedremo tra poco qualcosa che traduce temperatura in resistenza)</text:p>
      <text:p text:style-name="P1">-Capacità → trasduttori capacitivi</text:p>
      <text:p text:style-name="P1">-Induttanza → trasduttori induttivi</text:p>
      <text:p text:style-name="P1">Un'altra catalogazione può derivare sulla base del fenomeno fisico che il trasduttore sfrutta:</text:p>
      <text:p text:style-name="P1">-Piezoelettricità → trasduttori piezoelettrici</text:p>
      <text:p text:style-name="P1">-Termoelettricità → trasduttori termoelettrici</text:p>
      <text:p text:style-name="P1">-Effetto fotoelettrico → trasduttori fotovoltaici</text:p>
      <text:p text:style-name="P1">etc..</text:p>
      <text:p text:style-name="P1"/>
      <text:p text:style-name="P1">Si fanno classificazioni anche sulla base di quante misure fanno con un'osservazione. In generale si parla di:</text:p>
      <text:list xml:id="list3619174325" text:style-name="L10">
        <text:list-item>
          <text:p text:style-name="P17">sensori elementari: quando si acquisisce un singolo campione ad ogni istante (sia questi mono o multidimensionale). Quindi, ad ogni istante, io misuro una grandezza N-dimensionale.</text:p>
        </text:list-item>
      </text:list>
      <text:p text:style-name="P1"><text:soft-page-break/>-1:D – temperatura, pressione, suono...</text:p>
      <text:p text:style-name="P1">-2-D – direzione del vento</text:p>
      <text:p text:style-name="P1">-3-D – accelerazione</text:p>
      <text:p text:style-name="P1">-6:D – campo elettrico/magnetico</text:p>
      <text:list xml:id="list210917266843290" text:continue-numbering="true" text:style-name="L10">
        <text:list-item>
          <text:p text:style-name="P17">array di sensori: ad ogni istante, io acquisisco un array di campioni. Anche qui, la grandezza, che è un array di valori, può avere valori multi-dimensionali.</text:p>
        </text:list-item>
      </text:list>
      <text:p text:style-name="P1">-array 1-D – trasduzione di suono</text:p>
      <text:p text:style-name="P1">-array 2-D – acquisizione di immagine</text:p>
      <text:p text:style-name="P1">-array 3-D – di sequenze video</text:p>
      <text:p text:style-name="P1"/>
      <text:p text:style-name="P1">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e il trasduttore iniziale, c'è un anello mancante: la <text:span text:style-name="Car._20_predefinito_20_paragrafo"><text:span text:style-name="T6">circuiteria di condizionamento</text:span></text:span>. Si tratta dell'ultimo pezzo che ci manca nel nostro discorso, ed è quello a cui siamo più interessati. Perché ne abbiamo bisogno?</text:p>
      <text:p text:style-name="P1">Se dal trasduttore esce una tensione che va da A a B, ma l'ADC accetta solo tensioni da Y a Z, dobbiamo fare una traduzione (ma non solo: se un trasduttore mi traduce una grandezza fisica qualunque in un valore di resistenza, io non posso dare questo valore in pasto a un ADC, perché accetta solo tensioni! Quindi devo prima tradurlo in tensione). Questo lavoro lo fa la circuiteria di condizionamento. Quindi, quando parleremo di sensori, parleremo non solo del loro <text:span text:style-name="Car._20_predefinito_20_paragrafo"><text:span text:style-name="T3">principio di funzionamento</text:span></text:span><text:span text:style-name="Car._20_predefinito_20_paragrafo"><text:span text:style-name="T1">,</text:span></text:span> ma anche del <text:span text:style-name="Car._20_predefinito_20_paragrafo"><text:span text:style-name="T3">condizionamento.</text:span></text:span></text:p>
      <text:p text:style-name="P1">Altri due cents sul condizionamento. Cosa vuol dire “fare condizionamento”?</text:p>
      <text:p text:style-name="P1">Vuol dire trattare il segnale elettrico prodotto dal sensore al fine di ottenere un segnale adatto all'ingresso dell'ADC. In particolare, un condizionatore fa le seguenti cose (o ha i seguenti aspetti/problemi):</text:p>
      <text:list xml:id="list1797983316" text:style-name="L11">
        <text:list-item>
          <text:p text:style-name="P18">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18">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18">Linearizzazione: ci sono sensori che hanno una funzione statica non lineare che io potrei voler linearizzare. Le termocoppie, per esempio, spesso necessitano di linearizzazione.</text:p>
        </text:list-item>
        <text:list-item>
          <text:p text:style-name="P18">Filtraggio: eliminazione dei segnali interferenti, riduzione rumore, limitazione banda (aliasing).</text:p>
        </text:list-item>
        <text:list-item>
          <text:p text:style-name="P18">Isolamento</text:p>
        </text:list-item>
      </text:list>
      <text:p text:style-name="P1"/>
      <text:p text:style-name="P1">I sensori che vorremo vedere sono divisi in Sensori ELEMENTARI e Sensori COMPLESSI</text:p>
      <text:p text:style-name="P1">Elementari:</text:p>
      <text:p text:style-name="P1">-temperatura: termocoppia, RTD, a semiconduttore (integrati)</text:p>
      <text:p text:style-name="P1">-forza, deformazione: estensimetri, celle di carico</text:p>
      <text:p text:style-name="P1">-posizione, velocità (rotazione): sensori di Hall, Encoder</text:p>
      <text:p text:style-name="P1">-accelerazione/vibrazione/suono: geofoni, elem. piezoelettrici, microfoni</text:p>
      <text:p text:style-name="P1">-intensità di radiazione luminosa: fotodiodi</text:p>
      <text:p text:style-name="P1">Complessi:</text:p>
      <text:p text:style-name="P1">-sensori inerziali MEMS: accelerometri, giroscopi, magnetometri</text:p>
      <text:p text:style-name="P1"><text:soft-page-break/>-sensori di distanza (LIDAR): sensori TOF (Time of Flight)</text:p>
      <text:p text:style-name="P1"/>
      <text:p text:style-name="P1">Quindi, vediamoli più nel dettaglio.</text:p>
      <text:p text:style-name="P1"/>
      <text:p text:style-name="P1">SENSORI ELEMENTARI – TEMPERATURA</text:p>
      <text:p text:style-name="P6">Termocoppia</text:p>
      <text:p text:style-name="P1">è il più classico dei sensori elettronici. Di che si tratta? Di un oggetto molto diffuso nelle case,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prendi il disegno della slide 13). Abbiamo una termocoppia fatta di Ferro e Co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text:span text:style-name="T12">emperatura</text:span> di riferimento Tref. Quest'ultima è nota, pertanto è una costante. Allora, se la conosciamo, la possiamo compensare, e quindi toglierla dai nostri calcoli. Pertanto Vm è V<text:span text:style-name="Car._20_predefinito_20_paragrafo"><text:span text:style-name="T8">fe-Co</text:span></text:span>(T<text:span text:style-name="Car._20_predefinito_20_paragrafo"><text:span text:style-name="T8">X</text:span></text:span>). Vm è ciò che misuriamo, Tx è l'incognita. La costante di prima, indicata anche come k<text:span text:style-name="Car._20_predefinito_20_paragrafo"><text:span text:style-name="T8">CJ</text:span></text:span>, è chiamata anche Cold-junction compensation. La compensazione che si può fare (per rimuovere questa costante) può essere approssimata, e quindi sottraggo una k<text:span text:style-name="Car._20_predefinito_20_paragrafo"><text:span text:style-name="T8">CJ <text:s/></text:span></text:span>“media” (costante), oppure accurata, dove misuro T<text:span text:style-name="Car._20_predefinito_20_paragrafo"><text:span text:style-name="T8">REF</text:span></text:span> e sottraggo il valore corretto di k<text:span text:style-name="Car._20_predefinito_20_paragrafo"><text:span text:style-name="T8">CJ</text:span></text:span>.</text:p>
      <text:p text:style-name="P1">Nella slide 14 abbiamo una serie di esempi di termocoppie. A seconda del tipo, cambia il range di temperatura misurabile, il range di misura consigliato, il coefficiente di Seebeck (sensibilità, microvolt/grado celsius) e i contesti applicativi.</text:p>
      <text:p text:style-name="P1">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Altra cosa importante: se noi colleghiamo la n<text:span text:style-name="T13">os</text:span>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text:soft-page-break/>fotoni, e quindi caricare elettrostaticamente il circuito, e disturbare in modo elettromagnetico i fili e disturbare la misura. Per scongiurare pertanto la “deriva del potenziale”, uno dei due terminali della termocoppia viene messo a massa.</text:p>
      <text:p text:style-name="P1">Nelle termocoppie, se noi colleghiamo la termocoppia propriamente detta</text:p>
      <text:p text:style-name="P1"/>
      <text:p text:style-name="P1"/>
      <text:p text:style-name="P1">15/12/2021 – 22 ° Lezione</text:p>
      <text:p text:style-name="P1"/>
      <text:p text:style-name="P1">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
      <text:p text:style-name="P6">RTD</text:p>
      <text:p text:style-name="P1">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RTD Pt-100 (Platino-100), che ha 100 Ohm di resistenza a 0°C.</text:p>
      <text:p text:style-name="P1">-RTD Pt-1000, che ha 1000 Ohm di resistenza a 0°C.</text:p>
      <text:p text:style-name="P1">A destra c'è un pezzo di alluminio con un filamento di platino sopra. La base di alluminio mi fa da conduttore di calore, praticamente.</text:p>
      <text:p text:style-name="P1">Perché preferire un RTD a una termocoppia?</text:p>
      <text:p text:style-name="P1">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E il range di temperatura su cui lavorano può essere virtualmente molto esteso, ma di solito si usano su range che arrivano a centinaia di gradi celsius e non oltre i 1000 come succede per le termocoppie (per un motivo che non ho capito).</text:p>
      <text:p text:style-name="P1">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Quindi, questo era un traduttore squisitamente resistivo: trasforma la temperatura in resistenza. Il suo condizionamento è di fatto un oggetto che trasforma la resistenza in tensione. Come si fa? Con un Ohmetro (?).</text:p>
      <text:p text:style-name="P1">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text:soft-page-break/>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a succede? La corrente i attraversa il primo filo, arriva alla resistenza, e poi torna indietro. Ma per Kirchoff, la corrente passa tutta attraverso la resistenza ignota. E in più, la tensione Vrtd che misuro con il sensing è la stessa che c'è ai capi della resistenza. Così facendo, io misuro al resistenza esatta del sensore indipendentemente dalla qualità e lunghezza dei cavi usati per la misura, e indipendentemente anche dalla loro resistenza. A questo punto, posso misurare questa tensione con un Instrumentation Amplifier.</text:p>
      <text:p text:style-name="P1">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
      <text:p text:style-name="P1">Se ho a che fare con temperature casalinghe tra i 0 e i 10°C, però posso usare dei materiali che non vengono alterati per questioni termiche. Le temperature misurate insomma non sono poi così tremende. Pertanto...</text:p>
      <text:p text:style-name="P6">Analog Devices AD592</text:p>
      <text:p text:style-name="P1">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
      <text:p text:style-name="P1">FINE TEMPERATURE</text:p>
      <text:p text:style-name="P1"/>
      <text:p text:style-name="P1">SENSORI ELEMENTARI – FORZA, DEFORMAZIONE</text:p>
      <text:p text:style-name="P1">In realtà, quando misuriamo la forza, lo facciamo attraverso la deformazione. Questi oggetti sono chiamati estensimetri (Strain Gauge).</text:p>
      <text:p text:style-name="P6">Estensimetro (Strain Gauge)</text:p>
      <text:p text:style-name="P1">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Il primo è come un cerotto. La base è un foglio di plastica tipo lucidi, con poliestere o comunque <text:soft-page-break/>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La sensibilità K inoltre dipende proprio dal materiale.</text:p>
      <text:p text:style-name="P1">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6"/>
      <text:p text:style-name="P1"/>
      <text:p text:style-name="P1">R KEY – It's time to start over.</text:p>
      <text:p text:style-name="P1"/>
      <text:p text:style-name="P1">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text:span text:style-name="T14">ru</text:span>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
      <text:p text:style-name="P6">RTD (Resistance Temperature Detector)</text:p>
      <text:p text:style-name="P1">Trattasi di un sensore di temperatura che sfrutta un fenomeno fisico diverso. In particolare, gli RTD, sono oggetti molto semplici: un pezzo di conduttore metallico, di solito il platino grazie ad alcune sue ottime caratteristiche. Cos<text:span text:style-name="T15">t</text:span>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text:soft-page-break/>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text:span text:style-name="T15">erebbe</text:span>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Car._20_predefinito_20_paragrafo"><text:span text:style-name="T8">0</text:span></text:span>(1+alpha(T – T<text:span text:style-name="Car._20_predefinito_20_paragrafo"><text:span text:style-name="T8">0</text:span></text:span>)), dove T<text:span text:style-name="Car._20_predefinito_20_paragrafo"><text:span text:style-name="T8">0</text:span></text:span> e R<text:span text:style-name="Car._20_predefinito_20_paragrafo"><text:span text:style-name="T8">0</text:span></text:span> sono temperatura e resistenza di riferimento, mentre T e R sono la temperatura e resistenza attuale. L e S sono fissate e immutabili, in tutto questo.</text:p>
      <text:p text:style-name="P1">Tra le principali tipologie di RTD in platino troviamo:</text:p>
      <text:p text:style-name="P1">-Pt-100, con una resistenza da 100 Ohm a 0°C.</text:p>
      <text:p text:style-name="P1">-Pt-1000, con una resistenza da 1000 Ohm a 0°C.</text:p>
      <text:p text:style-name="P1">In entrambi, l'oggetto vero e proprio è di fatto il nostro famoso filo di platino appoggiato su un piccolo piano di un altro materiale, di solito alluminio.</text:p>
      <text:p text:style-name="P1">RTD e Termocoppia sono i due sensori di temperatura standard per usi industriali. Mettiamoli a confronto.</text:p>
      <text:p text:style-name="P1">RTD:</text:p>
      <text:p text:style-name="P1">-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Contro: sono più costosi</text:p>
      <text:p text:style-name="P1">TERMOCOPPIE:</text:p>
      <text:p text:style-name="P1">-Pro: permettono estensioni con range di temperatura notevole (nell'acciaio fuso ci metterai una termocoppia, non un RTD). Sono inoltre robusti ad ambienti ostili e più resistenti dei RTD, e costano poco.</text:p>
      <text:p text:style-name="P1">-Contro: sono meno lineari degli RTD e meno precisi.</text:p>
      <text:p text:style-name="P1">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
      <text:p text:style-name="P1">Chiediamoci, anche in questo caso, come si fa a condizionare l'RTD.</text:p>
      <text:p text:style-name="P1">Ebbene, la caratteristica di uscite è la resistenza, pertanto abbiamo bisogno di un circuito che converta la resistenza in tensione, e che sia preciso.</text:p>
      <text:p text:style-name="P1">In generale, in alto a destra (slide 20), vediamo che la cosa più semplice che possiamo fare è convertire la resistenza in tensione, imponendo di far scorrere dentro l'RTD una corrente <text:span text:style-name="T2">i</text:span> di intensità nota con grande precisione (lo faccio usando un Precision Current Source). La corrente è costante, naturalmente. A questo punto il gioco è fatto: V<text:span text:style-name="Car._20_predefinito_20_paragrafo"><text:span text:style-name="T8">RTD</text:span></text:span> = i * R, e io leggo, all'ingresso dell'ADC, una tensione nota. Conosco anche i perché l'ho scelta io, quindi conosco anche R. Questa soluzione va bene fintanto che non <text:s/>vogliamo troppa precisione. Ma in caso contrario, quindi dove <text:soft-page-break/>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Car._20_predefinito_20_paragrafo"><text:span text:style-name="T8">SUBJECT </text:span></text:span>+ 2 R<text:span text:style-name="Car._20_predefinito_20_paragrafo"><text:span text:style-name="T8">WIRE</text:span></text:span>, se R<text:span text:style-name="Car._20_predefinito_20_paragrafo"><text:span text:style-name="T8">WIRE</text:span></text:span> è la resistenza dei due cavi che abbiamo collegato. E non posso nemmeno dire che conosco R<text:span text:style-name="Car._20_predefinito_20_paragrafo"><text:span text:style-name="T8">WIRE</text:span></text:span> e che quindi poi lo sottraggo dai calcoli del mio risultato finale. Infatti, la resistenza R<text:span text:style-name="Car._20_predefinito_20_paragrafo"><text:span text:style-name="T8">WIRE</text:span></text:span> <text:span text:style-name="T6">dipende dalla temperatura (è comunque la resistenza di un materiale)</text:span>, quindi per conoscerla che faccio, ci attacco un altro Ohmetro? Diventa un cane che si morde la coda, infattibile. Quindi che si fa? Non c'è un modo per sbattersene di R<text:span text:style-name="Car._20_predefinito_20_paragrafo"><text:span text:style-name="T8">WIRE</text:span></text:span> 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Car._20_predefinito_20_paragrafo"><text:span text:style-name="T8">RTD</text:span></text:span>. Tale misuratore avrà impedenza altissima, quindi NON assorbe corrente). Piccola nota: i due fili collegati al generatore di corrente fanno parte del collegamento <text:span text:style-name="Car._20_predefinito_20_paragrafo"><text:span text:style-name="T2">force</text:span></text:span>, mentre quelli dove si misura la tensione fanno parte del collegamento <text:span text:style-name="Car._20_predefinito_20_paragrafo"><text:span text:style-name="T2">sense</text:span></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Perfetto! E questo indipendentemente dalla resistenza di questi cavi collegati al misuratore, perché tanto non passa corrente. Quindi ce l'abbiamo fatta: possiamo misurare la tensione ai due capi della Pt-100 senza problemi.</text:p>
      <text:p text:style-name="P1"/>
      <text:p text:style-name="P6">Analog Devices AD592</text:p>
      <text:p text:style-name="P1">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Abbiamo insomma a che fare con un trasduttore temperatura-corrente che è minuscolo,e funziona 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text:soft-page-break/></text:p>
      <text:p text:style-name="P1">SENSORI ELEMENTARI - <text:s/>FORZA, DEFORMAZIONE</text:p>
      <text:p text:style-name="P6">Estensimetri</text:p>
      <text:p text:style-name="P1">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 <text:span text:style-name="Car._20_predefinito_20_paragrafo"><text:span text:style-name="T2">legge di Hooke</text:span></text:span>, o legge dei corpi elastici:</text:p>
      <text:p text:style-name="P5">in un materiale elastico, la deformazione è proporzionale alla forza che l'ha causata</text:p>
      <text:p text:style-name="P1">L'esempio più lampante è una molla, ma in generale, se prendo una barra di alluminio/acciaio, se io applico una forza a uno dei capi della mia barra, osservo che c'è una deformazione proporzionale alla forza applicata. Quindi, se conosciamo la deformazione, possiamo risalire alla forza che l'ha causata. Il principio che sfruttiamo è sempre quello della resistivi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d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Praticamente stiamo tirando tutti i fili insieme, che è come allungare di tanto il filo generale. Così facendo, Delta L / L assume un valore significativo. Possiamo poi estendere l'estensimetro a un contesto bidirezionale facilmente.</text:p>
      <text:p text:style-name="P1">A questo punto: come misuriamo Delta R / R? Il problema è tutto qui: Delta R / R spesso è un numero molto minore di 1. Infatti, di solito, avrò R che vale un tot e Delta R che vale molto di meno. Ebbene, il condizionamento di un estensimetro si fa di solito usando il <text:span text:style-name="Car._20_predefinito_20_paragrafo"><text:span text:style-name="T2">ponte di Wheatstone</text:span></text:span>, perché misurare direttamente R non ci dà una buona precisione. Il ponte di Wheatstone , alla slide 24, è una soluzione molto diffusa quando si vuole misurare piccole differenze quando il valor medio 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Car._20_predefinito_20_paragrafo"><text:span text:style-name="T8">E</text:span></text:span>, è di fatto il nostro estensimetro. In condizioni di equilibrio (l'estensimetro non è sottoposto a forze), R<text:span text:style-name="Car._20_predefinito_20_paragrafo"><text:span text:style-name="T8">E</text:span></text:span> è uguale a R. Inoltre, ai capi delle due metà del ponte di Wheatstone, io applico una tensione costante regolata con precisione (V<text:span text:style-name="Car._20_predefinito_20_paragrafo"><text:span text:style-name="T8">REF</text:span></text:span>). Bene, quando le resistenze sono tutte uguali, io di fatto ottengo due partitori resistivi, e alla destra di V<text:span text:style-name="Car._20_predefinito_20_paragrafo"><text:span text:style-name="T8">OUT</text:span></text:span> leggerò V<text:span text:style-name="Car._20_predefinito_20_paragrafo"><text:span text:style-name="T8">REF</text:span></text:span>/2. A sinistra, lo stesso. Quindi, V<text:span text:style-name="Car._20_predefinito_20_paragrafo"><text:span text:style-name="T8">OUT </text:span></text:span><text:s/>= 0. Se non c'è deformazione/sforzo, la tensione di uscita è 0. Se invece io sottopongo ad una forza il mio estensimetro, R<text:span text:style-name="Car._20_predefinito_20_paragrafo"><text:span text:style-name="T8">E </text:span></text:span>= R è Delta R (Il Delta L applicato cambia la resistenza). Quindi quanto vale V<text:span text:style-name="Car._20_predefinito_20_paragrafo"><text:span text:style-name="T8">OUT</text:span></text:span>? Guarda la slide 24....</text:p>
      <text:p text:style-name="P1">L'unico problema reale è costruire un estensimetro che abbia una resistenza R<text:span text:style-name="Car._20_predefinito_20_paragrafo"><text:span text:style-name="T8">E </text:span></text:span>pari ad R quando non sottoposto a forze. Per fare ciò, spesso le 4 resistenze vengono dallo stesso processo produttivo, cioè sono tutti estensimetri, di cui però 3 faccio in modo che non si deformino, il 4° invece può <text:soft-page-break/>deformarsi come vuole.</text:p>
      <text:p text:style-name="P1">Il problema di Wheatstone soffre del problema di eccitazione: funziona fintanto che V<text:span text:style-name="Car._20_predefinito_20_paragrafo"><text:span text:style-name="T8">REF </text:span></text:span>rimane costante. Quindi, l'estensimetro finale, con tanto di condizionamento, è composto da:</text:p>
      <text:p text:style-name="P1">-un generatore di precisione V<text:span text:style-name="Car._20_predefinito_20_paragrafo"><text:span text:style-name="T8">REF</text:span></text:span> che alimenta il ponte;</text:p>
      <text:p text:style-name="P1">-la tensione V<text:span text:style-name="Car._20_predefinito_20_paragrafo"><text:span text:style-name="T8">OUT <text:s/></text:span></text:span>del ponte</text:p>
      <text:p text:style-name="P1">-un in-amp (impedenza elevata) che mi prende in input V<text:span text:style-name="Car._20_predefinito_20_paragrafo"><text:span text:style-name="T8">OUT</text:span></text:span> del ponte</text:p>
      <text:p text:style-name="P1">-un ADC per la conversione finale.</text:p>
      <text:p text:style-name="P1">L'in-amp può essere superfluo, alcune volte. Dipende dal guadagno di cui ho bisogno.</text:p>
      <text:p text:style-name="P1"/>
      <text:p text:style-name="P1">SENSORI ELEMENTARI – POSIZIONE, VELOCITA' (ROTAZIONE)</text:p>
      <text:p text:style-name="P6">Sensori di Hall</text:p>
      <text:p text:style-name="P1">Si chiama anche sensore ad effetto di Hall. Che cos'è l'effetto di Hall? È un effetto che si ha in alcuni semiconduttori, e dice:</text:p>
      <text:p text:style-name="P1"><text:span text:style-name="Car._20_predefinito_20_paragrafo"><text:span text:style-name="T2">in un semiconduttore immerso in un campo magnetico B e attraversato da corrente i, si genera una differenza di potenziale V</text:span></text:span><text:span text:style-name="Car._20_predefinito_20_paragrafo"><text:span text:style-name="T11">HALL</text:span></text:span><text:span text:style-name="Car._20_predefinito_20_paragrafo"><text:span text:style-name="T2"> perpendicolarmente alla direzione della corrente.</text:span></text:span></text:p>
      <text:p text:style-name="P1">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Car._20_predefinito_20_paragrafo"><text:span text:style-name="T8">HALL</text:span></text:span> perpendicolare alla direzione della corrente, che è direttamente proporzionale all'intensità di corrente e all'intensità del nostro campo magnetico (diviso per alcune costanti). Posso allora dire che, siccome i la decido io, l'unica variabile è B, e quindi V<text:span text:style-name="Car._20_predefinito_20_paragrafo"><text:span text:style-name="T8">HALL </text:span></text:span>è direttamente proporzionale al mio campo magnetico B. Quindi stiamo parlando di fatto di un <text:span text:style-name="Car._20_predefinito_20_paragrafo"><text:span text:style-name="T6">sensore di campo magnetico</text:span></text:span>. Ma quand'è che dobbiamo misurare un campo magnetico? Quando vogliamo misurare la prossimità misurata mettendo un campo magnetico sull'oggetto che si avvicina. Vediamo degli esempi per capirci (slide 28).</text:p>
      <text:p text:style-name="P1">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il metallo si allontana, di fatto, dal campo magnetico, e quindi il campo magnetico scende di botto di intensità. In un ingranaggio, questa cosa avviene in continuazione, perché ho tanti dentini. Quindi, cosa succede?</text:p>
      <text:p text:style-name="P1">(dentino = protuberanza dell'ingranaggio adesso)</text:p>
      <text:p text:style-name="P1">Quando davanti al sensore passa un dentino, la mia tensione V<text:span text:style-name="Car._20_predefinito_20_paragrafo"><text:span text:style-name="T8">HALL </text:span></text:span>si amplifica, si alza di botto, e 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
      <text:p text:style-name="P6">Encoder</text:p>
      <text:p text:style-name="P1">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text:soft-page-break/>velocità angolare, e su di esso montiamo un disco. Un disco fatto di tanti settori (8 a sinistra nella sldi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 <text:span text:style-name="Car._20_predefinito_20_paragrafo"><text:span text:style-name="T6">codifica binaria assoluta </text:span></text:span>(quella a cui siamo abituati noi informatici) o la <text:span text:style-name="Car._20_predefinito_20_paragrafo"><text:span text:style-name="T6">codifica di Gray</text:span></text:span>.</text:p>
      <text:p text:style-name="P1">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
      <text:p text:style-name="P1">SENSORI ELEMENTARI – ACCELERAZIONE, VIBRAZIONE, SUONO</text:p>
      <text:p text:style-name="P1">(giocheranno un ruolo importante le frequenze che abbiamo tra le mani: i geofoni ne hanno di meno, i microfoni molte di più).</text:p>
      <text:p text:style-name="P1">Si tratta di una famiglia di sensori estremamente variegate, e quindi se ne potrebbe fare una classificazione basata su vari fattori. Vibrazione = oscillazione periodica.</text:p>
      <text:p text:style-name="P1">Una prima classificazione si basa su cosa i sensori misurano:</text:p>
      <text:p text:style-name="P1">-Posizione → sensori inerziali</text:p>
      <text:p text:style-name="P1">-Velocità → sensori magnetodinamici</text:p>
      <text:p text:style-name="P1">-Accelerazione → accelerometri</text:p>
      <text:p text:style-name="P1">Poi in base al range di frequenze di vibrazione:</text:p>
      <text:p text:style-name="P1">-Accelerometri, sismografi, geofoni: circa 0 Hz &lt; f &lt; 1000 Hz</text:p>
      <text:p text:style-name="P1">-Microfoni: 20 Hz &lt;f &lt; 20000 Hz.</text:p>
      <text:p text:style-name="P1">E in base al principio di funzionamento:</text:p>
      <text:p text:style-name="P1">-Sensori magnetodinamici (induttivi) (geofoni, sismografi, microfoni)</text:p>
      <text:p text:style-name="P1">-Sensori pieoelettrici (microfoni, accelerometri)</text:p>
      <text:p text:style-name="P1">-Sensori capacitivi (microfoni, accelerometri MEMS, …, touch sensors, level sensors, ...).</text:p>
      <text:p text:style-name="P1"/>
      <text:p text:style-name="P1">Tra i sensori magnetodinamici, possiamo usare sia i sensori veri e propri (microfoni dinamici, pick-up (giradischi), geofoni) che gli attuatori (altoparlanti (magneto-dinamici) e vibratori). Dipende dalla “direzione” in cui usiamo l'oggetto.</text:p>
      <text:p text:style-name="P1"/>
      <text:p text:style-name="P6">Trasduttori magnetodinamici (microfoni e altoparlanti)</text:p>
      <text:p text:style-name="P1">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text:soft-page-break/>un'onda sonora che colpisce il diaframma, questa sposta, un po' il diaframma. Ciò fa si che la bobina, fissata alla membrana, si muove come 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al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za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
      <text:p text:style-name="P6">Geofono/sismografo</text:p>
      <text:p text:style-name="P1">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gi. Dunque, come funzionano questi oggetti?</text:p>
      <text:p text:style-name="P1">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Quindi, è appeso in modo elastico: se dai una botta al geofono, quest'oggetto interno comincia ad oscillare, anche a lungo. Che succede quando il geofono percepisce una vibrazione?</text:p>
      <text:p text:style-name="P1">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Car._20_predefinito_20_paragrafo"><text:span text:style-name="T8">V</text:span></text:span> del geofono, e quindi nel range spettrale (le frequenze che può percepire). Tipo 'SM-24 può rivelare vibrazione tra i 10 e i 240 Hz. La misura della sensibilità è volt / velocità (m/s).</text:p>
      <text:p text:style-name="P1"><text:soft-page-break/>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 <text:span text:style-name="Car._20_predefinito_20_paragrafo"><text:span text:style-name="T6">Amplificatore a trans-impedenza/resistenza </text:span></text:span>(slide 36). Si tratta di un amplificatore invertente senza resistenza d'ingresso. Questo sistema è un amplificatore invertente, e l'effetto complessivo è che la tensione di uscita V<text:span text:style-name="Car._20_predefinito_20_paragrafo"><text:span text:style-name="T8">out</text:span></text:span> è pari a -R<text:span text:style-name="Car._20_predefinito_20_paragrafo"><text:span text:style-name="T8">F</text:span></text:span> i(t).</text:p>
      <text:p text:style-name="P1">La cosa figa è che, solo cambiando il condizionamento, abbiamo creato due sensori per due grandezze diverse.</text:p>
      <text:p text:style-name="P1">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text:soft-page-break/>dal geofono all'In-Amp. Così facendo, prendiamo tutta l'energia prodotta dal geofono e la portiamo nel dispositivo successivo.</text:p>
      <text:p text:style-name="P1">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
      <text:p text:style-name="P1"/>
      <text:p text:style-name="P1"/>
      <text:p text:style-name="P1">17/12/2021 – 23° Lezione</text:p>
      <text:p text:style-name="P1"/>
      <text:p text:style-name="P1">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6">Microfoni magnetodinamici</text:p>
      <text:p text:style-name="P1">trattasi di microfoni e giradischi. I microfoni si fanno in tanti modi (almeno 3), e un modo è quelllo 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
      <text:p text:style-name="P1">(toroide).</text:p>
      <text:p text:style-name="P1"/>
      <text:p text:style-name="P1"><text:soft-page-break/>L'In-Amp è pensato per fare misure statiche, che non variano velocemente. <text:s text:c="2"/></text:p>
      <text:p text:style-name="P1"/>
      <text:p text:style-name="P1"/>
      <text:p text:style-name="P1"/>
      <text:p text:style-name="P1">Yes, Here we start again. You ready to fight?</text:p>
      <text:p text:style-name="P1"/>
      <text:p text:style-name="P6">Microfoni magnetodinamic (microfoni propriamente detti)</text:p>
      <text:p text:style-name="P1">Il microfono magnetodinamico è chiamato anche microfono dinamico. Come è fatto? Lo abbiamo già visto prima in realtà: diaframma-bobina mobile-calamita. Ma come si condiziona? Ebbene, i microfoni dinamici tipicamente non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Vediamo come è fatto un tipico pre-amplificatore per microfono (stiamo parlando del condizionamento). Deve essere lineare, e in genere è un circuito con un guadagno importante.</text:p>
      <text:p text:style-name="P1">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 <text:span text:style-name="Car._20_predefinito_20_paragrafo"><text:span text:style-name="T6">-100 Volt</text:span></text:span>, dato che si tratta di un amplificatore invertente. È questo un problema per noi? No, perché in campo audio la fase (il cambio di fase) del segnale non ci importa, tanto non possiamo sentirlo. Quindi, questo è il modo tipico di amplificare un microfono (<text:span text:style-name="Car._20_predefinito_20_paragrafo"><text:span text:style-name="T2">ma quindi era proprio il condizionamento??? penso di sì ma non ne sono sicuro al 100%</text:span></text:span>).</text:p>
      <text:p text:style-name="P1"/>
      <text:p text:style-name="P6">Microfono a nastro</text:p>
      <text:p text:style-name="P1">Citiamo ora un altra tecnologia per i microfoni. Chiamato anche Ribbon microphone, il microfono a nastro viene molto usato negli studi di registrazione. Si tratta di un dispositivo molto semlice: p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text:soft-page-break/>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Con questo, abbiamo concluso il principio di funzionamento dinamico/magnetodinamico. <text:s text:c="5"/></text:p>
      <text:p text:style-name="P1"/>
      <text:p text:style-name="P1">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1">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text:soft-page-break/>Quindi, elettricamente, possiamo descrivere un oggetto di questo tipo come:</text:p>
      <text:p text:style-name="P1">1) un condensatore con in serie un generatore di tensione.</text:p>
      <text:p text:style-name="P1">2) un condensatore con in parallelo un generatore di corrente.</text:p>
      <text:p text:style-name="P1">Come si condizionano oggetti di questo tipo?</text:p>
      <text:p text:style-name="P1">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 <text:span text:style-name="Car._20_predefinito_20_paragrafo"><text:span text:style-name="T4">No!</text:span></text:span> Incredibile ma vero. Perché?</text:p>
      <text:p text:style-name="P1">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Alcune applicazioni dei trasduttori piezoelettrici le troviamo degli idrofoni (geofoni per ascoltare le vibrazioni del mare) e nei geofoni di tipo piezoelettrici.</text:p>
      <text:p text:style-name="P1">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Questo era tutto quello che avevamo da dire sul principio di funzionamento e condizionamento dei dispositivi piezoelettrici.</text:p>
      <text:p text:style-name="P1">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p>
      <text:p text:style-name="P1">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text:soft-page-break/>misurare.</text:p>
      <text:p text:style-name="P1">Posso fare anche attuatori piezoelettrici!</text:p>
      <text:p text:style-name="P1">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p>
      <text:p text:style-name="P1">Ricordi quando dicevamo che i cristalli di quarzo sono quelli che di danno il clock, in un circuito elettrico? Ecco, intendevamo proprio questo. Un cristallo di quarzo che vibra in questo modo genera un'onda quadra costante.</text:p>
      <text:p text:style-name="P1"/>
      <text:p text:style-name="P1">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Vediamo come farne il solito condizionamento, di questi microfoni capacitivi.</text:p>
      <text:p text:style-name="P1">Lo possiamo collegare a un generico Amplificatore per Microfono come già visto per condizionarlo, <text:soft-page-break/>perché così facendo togliamo la componente costante e quindi ci si accoppia in alternata grazie al primo condensatore. Poi il guadagno viene regolato dalle resistenze solite.</text:p>
      <text:p text:style-name="P1">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sinistra della figura in alto a destra della slide 47) aggiuntivi. Vedremo poi come funziona.</text:p>
      <text:p text:style-name="P1">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Spendiamo ora due parole su come si leggono i sensori capacitivi. Ci sono due modi per farlo, e <text:soft-page-break/>sono entrambi modi delicati.</text:p>
      <text:p text:style-name="P1">Quindi, ora parliamo del condizionamento di sensori capacitivi.</text:p>
      <text:p text:style-name="P1">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Car._20_predefinito_20_paragrafo"><text:span text:style-name="T8">D </text:span></text:span>= V<text:span text:style-name="Car._20_predefinito_20_paragrafo"><text:span text:style-name="T8">Drive</text:span></text:span> = la formulona che sta in cima alla slide. L'idea è di applicare una tensione sinusoidale. Come al solito, fintanto che siamo in una situazione di equilibrio, leggiamo, da V<text:span text:style-name="Car._20_predefinito_20_paragrafo"><text:span text:style-name="T8">OUT</text:span></text:span>, 0. Poi, se ragioniamo su V<text:span text:style-name="Car._20_predefinito_20_paragrafo"><text:span text:style-name="T8">D</text:span></text:span>, ci rendiamo conto che di fatto è V<text:span text:style-name="Car._20_predefinito_20_paragrafo"><text:span text:style-name="T8">R </text:span></text:span>+ V <text:span text:style-name="Car._20_predefinito_20_paragrafo"><text:span text:style-name="T8">C</text:span></text:span>. E in più, io so che i fili di V<text:span text:style-name="Car._20_predefinito_20_paragrafo"><text:span text:style-name="T8">OUT </text:span></text:span>non sono attraversati da corrente. Quindi, la corrente che attraversa il nostro ponte, i<text:span text:style-name="Car._20_predefinito_20_paragrafo"><text:span text:style-name="T8">1,2</text:span></text:span>, è pari a una corrente standard- eh non ho capito. <text:s/></text:p>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Car._20_predefinito_20_paragrafo" style:display-name="Car. predefinito paragrafo"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1$Windows_X86_64 LibreOffice_project/db810050ff08fd4774137f693d5a01d22f324dfd</meta:generator>
    <dc:title/>
    <meta:initial-creator>Alessio La Greca</meta:initial-creator>
    <meta:creation-date>2021-10-01T14:01:00Z</meta:creation-date>
    <dc:date>2022-01-09T21:09:15.834000000</dc:date>
    <meta:editing-cycles>1242</meta:editing-cycles>
    <meta:editing-duration>PT19H30M28S</meta:editing-duration>
    <meta:document-statistic meta:table-count="0" meta:image-count="0" meta:object-count="0" meta:page-count="76" meta:paragraph-count="1011" meta:word-count="48618" meta:character-count="305671" meta:non-whitespace-character-count="257995"/>
    <meta:template xlink:type="simple" xlink:actuate="onRequest" xlink:title="" xlink:href="Normal"/>
  </office:meta>
</office:document-meta>
</file>